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Body_20_Text_20_Cont">
      <style:text-properties officeooo:rsid="00206d56" officeooo:paragraph-rsid="00206d56"/>
    </style:style>
    <style:style style:name="P3" style:family="paragraph" style:parent-style-name="Body_20_Text_20_Cont">
      <style:text-properties officeooo:paragraph-rsid="0023dcb8"/>
    </style:style>
    <style:style style:name="P4"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5" style:family="paragraph" style:parent-style-name="Code">
      <style:text-properties style:use-window-font-color="true" style:font-name="TheSansMonoConNormal" fo:font-size="11pt" fo:language="zxx" fo:country="none" officeooo:rsid="0020eb73" officeooo:paragraph-rsid="0020eb73" style:font-name-asian="Calibri" style:font-size-asian="11pt" style:language-asian="zxx" style:country-asian="none" style:font-name-complex="TheSansMonoConNormal" style:font-size-complex="11pt" style:language-complex="ar" style:country-complex="SA"/>
    </style:style>
    <style:style style:name="P6" style:family="paragraph" style:parent-style-name="Code">
      <style:text-properties officeooo:paragraph-rsid="0020eb73"/>
    </style:style>
    <style:style style:name="P7" style:family="paragraph" style:parent-style-name="Code">
      <style:text-properties officeooo:rsid="00233a64" officeooo:paragraph-rsid="00233a64"/>
    </style:style>
    <style:style style:name="P8" style:family="paragraph" style:parent-style-name="Code">
      <style:text-properties officeooo:paragraph-rsid="00233a64"/>
    </style:style>
    <style:style style:name="P9" style:family="paragraph" style:parent-style-name="Code">
      <style:text-properties officeooo:rsid="0025d4ac" officeooo:paragraph-rsid="0025d4ac"/>
    </style:style>
    <style:style style:name="P10" style:family="paragraph" style:parent-style-name="Code">
      <style:text-properties officeooo:rsid="00297b3e" officeooo:paragraph-rsid="00297b3e"/>
    </style:style>
    <style:style style:name="P11" style:family="paragraph" style:parent-style-name="Code">
      <style:text-properties officeooo:paragraph-rsid="002d4f6b"/>
    </style:style>
    <style:style style:name="P12" style:family="paragraph" style:parent-style-name="Code">
      <style:text-properties officeooo:rsid="002c9c75" officeooo:paragraph-rsid="002d4f6b"/>
    </style:style>
    <style:style style:name="P13" style:family="paragraph" style:parent-style-name="Chapter_20_Title">
      <style:text-properties style:use-window-font-color="true" style:font-name="Arial Narrow" fo:font-size="40pt" fo:language="en" fo:country="US" fo:font-weight="bold" officeooo:paragraph-rsid="001f0530" style:font-name-asian="Times New Roman" style:font-size-asian="40pt" style:font-weight-asian="bold" style:font-name-complex="Arial Narrow" style:font-size-complex="24pt" style:language-complex="ar" style:country-complex="SA"/>
    </style:style>
    <style:style style:name="P14" style:family="paragraph" style:parent-style-name="Body_20_Text_20_First">
      <style:text-properties officeooo:paragraph-rsid="0023dcb8"/>
    </style:style>
    <style:style style:name="P15" style:family="paragraph" style:parent-style-name="Standard">
      <style:paragraph-properties fo:text-align="justify" style:justify-single-word="false"/>
      <style:text-properties officeooo:paragraph-rsid="001f0530"/>
    </style:style>
    <style:style style:name="P16" style:family="paragraph" style:parent-style-name="Standard">
      <style:text-properties fo:color="#bfbfbf" style:font-name="ZapfDingbats1" fo:font-size="14pt" officeooo:paragraph-rsid="001f0530" style:font-name-asian="ZapfDingbats1" style:font-size-asian="14pt" style:font-name-complex="ZapfDingbats1" style:font-size-complex="14pt"/>
    </style:style>
    <style:style style:name="P17" style:family="paragraph" style:parent-style-name="Chapter_20_Number" style:master-page-name="Standard">
      <style:paragraph-properties style:page-number="auto"/>
      <style:text-properties officeooo:paragraph-rsid="001f0530"/>
    </style:style>
    <style:style style:name="P18" style:family="paragraph" style:parent-style-name="Body_20_Text_20_Cont">
      <style:text-properties officeooo:paragraph-rsid="0023dcb8"/>
    </style:style>
    <style:style style:name="P19" style:family="paragraph" style:parent-style-name="Body_20_Text_20_First">
      <style:text-properties officeooo:paragraph-rsid="0023dcb8"/>
    </style:style>
    <style:style style:name="P20" style:family="paragraph" style:parent-style-name="Code">
      <style:text-properties officeooo:paragraph-rsid="00233a64"/>
    </style:style>
    <style:style style:name="P21"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22" style:family="paragraph" style:parent-style-name="Heading_20_1">
      <style:text-properties officeooo:rsid="0032ae39" officeooo:paragraph-rsid="0032ae39"/>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fo:font-weight="bold" officeooo:rsid="00233a64" style:font-name-asian="Calibri" style:font-weight-asian="bold" style:font-size-complex="11pt" style:language-complex="ar" style:country-complex="SA" style:font-weight-complex="bold"/>
    </style:style>
    <style:style style:name="T2" style:family="text">
      <style:text-properties fo:language="zxx" fo:country="none" fo:font-weight="bold" officeooo:rsid="00233a64" style:font-name-asian="Calibri" style:font-weight-asian="bold" style:font-size-complex="11pt" style:language-complex="ar" style:country-complex="SA"/>
    </style:style>
    <style:style style:name="T3" style:family="text">
      <style:text-properties fo:language="zxx" fo:country="none" fo:font-style="italic" officeooo:rsid="0020eb73" style:font-name-asian="Calibri" style:language-asian="zxx" style:country-asian="none" style:font-style-asian="italic" style:font-size-complex="11pt" style:language-complex="ar" style:country-complex="SA"/>
    </style:style>
    <style:style style:name="T4" style:family="text">
      <style:text-properties fo:language="zxx" fo:country="none" fo:font-style="italic" officeooo:rsid="00234c6c" style:font-name-asian="Calibri" style:language-asian="zxx" style:country-asian="none" style:font-style-asian="italic" style:font-size-complex="11pt" style:language-complex="ar" style:country-complex="SA"/>
    </style:style>
    <style:style style:name="T5" style:family="text">
      <style:text-properties fo:language="en" fo:country="US"/>
    </style:style>
    <style:style style:name="T6" style:family="text">
      <style:text-properties fo:language="en" fo:country="US" style:font-name-complex="Utopia-Italic"/>
    </style:style>
    <style:style style:name="T7" style:family="text">
      <style:text-properties fo:language="en" fo:country="US" officeooo:rsid="00233a64" style:font-name-complex="Utopia-Italic"/>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name-complex="Utopia-Italic" style:font-weight-complex="bold"/>
    </style:style>
    <style:style style:name="T10" style:family="text">
      <style:text-properties fo:language="en" fo:country="US" fo:font-weight="bold" officeooo:rsid="00233a64" style:font-weight-asian="bold" style:font-name-complex="Utopia-Italic" style:font-weight-complex="bold"/>
    </style:style>
    <style:style style:name="T11" style:family="text">
      <style:text-properties fo:language="en" fo:country="US" fo:font-style="italic" style:font-style-asian="italic"/>
    </style:style>
    <style:style style:name="T12" style:family="text">
      <style:text-properties fo:language="en" fo:country="US" style:font-name-asian="Calibri" style:font-size-complex="11pt" style:language-complex="ar" style:country-complex="SA"/>
    </style:style>
    <style:style style:name="T13" style:family="text">
      <style:text-properties fo:language="en" fo:country="US" officeooo:rsid="001f0530" style:font-name-asian="Calibri" style:font-size-complex="11pt" style:language-complex="ar" style:country-complex="SA"/>
    </style:style>
    <style:style style:name="T14" style:family="text">
      <style:text-properties fo:language="en" fo:country="US" officeooo:rsid="001f0530"/>
    </style:style>
    <style:style style:name="T15" style:family="text">
      <style:text-properties fo:language="en" fo:country="US" officeooo:rsid="0022461d"/>
    </style:style>
    <style:style style:name="T16" style:family="text">
      <style:text-properties fo:language="en" fo:country="US" officeooo:rsid="00233a64"/>
    </style:style>
    <style:style style:name="T17" style:family="text">
      <style:text-properties fo:language="en" fo:country="US" officeooo:rsid="0023dcb8"/>
    </style:style>
    <style:style style:name="T18" style:family="text">
      <style:text-properties fo:language="en" fo:country="US" officeooo:rsid="0020eb73"/>
    </style:style>
    <style:style style:name="T19" style:family="text">
      <style:text-properties style:font-name="Utopia-Italic" style:font-name-complex="Utopia-Italic"/>
    </style:style>
    <style:style style:name="T20" style:family="text">
      <style:text-properties fo:font-weight="bold" style:font-weight-asian="bold"/>
    </style:style>
    <style:style style:name="T21" style:family="text">
      <style:text-properties fo:font-weight="bold" officeooo:rsid="001f0530" style:font-weight-asian="bold"/>
    </style:style>
    <style:style style:name="T22" style:family="text">
      <style:text-properties fo:font-weight="bold" officeooo:rsid="0023dcb8" style:font-weight-asian="bold"/>
    </style:style>
    <style:style style:name="T23" style:family="text">
      <style:text-properties style:font-name="TheSansMonoCondensed-SemiLightI" style:font-name-complex="TheSansMonoCondensed-SemiLightI"/>
    </style:style>
    <style:style style:name="T24" style:family="text">
      <style:text-properties style:font-name-asian="TheSansMonoConNormal2"/>
    </style:style>
    <style:style style:name="T25" style:family="text">
      <style:text-properties style:font-name="Utopia-Bold" fo:language="en" fo:country="US" style:font-name-complex="Utopia-Bold"/>
    </style:style>
    <style:style style:name="T26" style:family="text">
      <style:text-properties style:font-name="Utopia-Bold" fo:language="en" fo:country="US" fo:font-weight="bold" style:font-weight-asian="bold" style:font-name-complex="Utopia-Bold" style:font-weight-complex="bold"/>
    </style:style>
    <style:style style:name="T27" style:family="text">
      <style:text-properties style:font-name="Utopia-BoldItalic" fo:language="en" fo:country="US" style:font-name-complex="Utopia-BoldItalic"/>
    </style:style>
    <style:style style:name="T28" style:family="text">
      <style:text-properties style:font-name="Times (TT) Regular" officeooo:rsid="0020eb73" style:font-name-complex="Times (TT) Regular"/>
    </style:style>
    <style:style style:name="T29"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30" style:family="text">
      <style:text-properties style:use-window-font-color="true" style:font-name="Utopia" fo:font-size="11pt" fo:language="en" fo:country="GB" officeooo:rsid="0022461d" style:font-name-asian="Calibri" style:font-size-asian="11pt" style:font-name-complex="Utopia" style:font-size-complex="11pt" style:language-complex="ar" style:country-complex="SA"/>
    </style:style>
    <style:style style:name="T31" style:family="text">
      <style:text-properties style:use-window-font-color="true" style:font-name="Utopia" fo:font-size="11pt" fo:language="en" fo:country="GB" officeooo:rsid="00233a64"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GB" officeooo:rsid="0023dcb8"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GB" officeooo:rsid="002f2ddb"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36" style:family="text">
      <style:text-properties style:use-window-font-color="true" style:font-name="Utopia" fo:font-size="11pt" fo:language="zxx" fo:country="none" fo:font-style="italic" officeooo:rsid="0020eb73" style:font-name-asian="Calibri" style:font-size-asian="11pt" style:language-asian="zxx" style:country-asian="none" style:font-style-asian="italic" style:font-name-complex="Utopia" style:font-size-complex="11pt" style:language-complex="ar" style:country-complex="SA"/>
    </style:style>
    <style:style style:name="T37" style:family="text">
      <style:text-properties style:use-window-font-color="true" style:font-name="Utopia" fo:font-size="11pt" fo:language="zxx" fo:country="none" fo:font-style="italic" officeooo:rsid="00233a64" style:font-name-asian="Calibri" style:font-size-asian="11pt" style:language-asian="zxx" style:country-asian="none" style:font-style-asian="italic" style:font-name-complex="Utopia" style:font-size-complex="11pt" style:language-complex="ar" style:country-complex="SA"/>
    </style:style>
    <style:style style:name="T38"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39" style:family="text">
      <style:text-properties style:use-window-font-color="true" style:font-name="TheSansMonoConNormal" fo:font-size="11pt" fo:language="zxx" fo:country="none" officeooo:rsid="0020eb73" style:font-name-asian="Calibri" style:font-size-asian="11pt" style:language-asian="zxx" style:country-asian="none" style:font-name-complex="TheSansMonoConNormal" style:font-size-complex="11pt" style:language-complex="ar" style:country-complex="SA"/>
    </style:style>
    <style:style style:name="T40" style:family="text">
      <style:text-properties style:use-window-font-color="true" style:font-name="TheSansMonoConNormal" fo:font-size="11pt" fo:language="zxx" fo:country="none" officeooo:rsid="00234c6c" style:font-name-asian="Calibri" style:font-size-asian="11pt" style:language-asian="zxx" style:country-asian="none" style:font-name-complex="TheSansMonoConNormal" style:font-size-complex="11pt" style:language-complex="ar" style:country-complex="SA"/>
    </style:style>
    <style:style style:name="T41" style:family="text">
      <style:text-properties style:use-window-font-color="true" style:font-name="TheSansMonoConNormal" fo:font-size="11pt" fo:language="zxx" fo:country="none" officeooo:rsid="002d4f6b" style:font-name-asian="Calibri" style:font-size-asian="11pt" style:language-asian="zxx" style:country-asian="none" style:font-name-complex="TheSansMonoConNormal" style:font-size-complex="11pt" style:language-complex="ar" style:country-complex="SA"/>
    </style:style>
    <style:style style:name="T42" style:family="text">
      <style:text-properties style:use-window-font-color="true" fo:language="en" fo:country="GB" officeooo:rsid="00233a64" style:font-name-asian="Calibri" style:font-size-complex="11pt" style:language-complex="ar" style:country-complex="SA"/>
    </style:style>
    <style:style style:name="T43" style:family="text">
      <style:text-properties style:use-window-font-color="true" style:font-name="Utopia-Bold" fo:font-size="11pt" fo:language="en" fo:country="US" officeooo:rsid="00233a64" style:font-name-asian="Calibri" style:font-size-asian="11pt" style:font-name-complex="Utopia-Bold" style:font-size-complex="11pt" style:language-complex="ar" style:country-complex="SA"/>
    </style:style>
    <style:style style:name="T44" style:family="text">
      <style:text-properties style:use-window-font-color="true" style:font-name="HelveticaNeue Condensed" fo:font-size="13pt" fo:language="en" fo:country="GB" officeooo:rsid="0023dcb8" style:font-name-asian="Calibri" style:font-size-asian="13pt" style:font-name-complex="HelveticaNeue Condensed" style:font-size-complex="11pt" style:language-complex="ar" style:country-complex="SA"/>
    </style:style>
    <style:style style:name="T45" style:family="text">
      <style:text-properties style:use-window-font-color="true" style:font-name="TheSansMonoCondensed-Bold" fo:font-size="11pt" fo:language="en" fo:country="US" officeooo:rsid="00233a64" style:font-name-asian="Calibri" style:font-size-asian="11pt" style:font-name-complex="TheSansMonoCondensed-Bold" style:font-size-complex="11pt" style:language-complex="ar" style:country-complex="SA"/>
    </style:style>
    <style:style style:name="T46"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47" style:family="text">
      <style:text-properties fo:color="#000000" style:font-name="TheSansMonoConNormal" fo:font-size="11pt" fo:language="en" fo:country="US" fo:background-color="transparent" loext:char-shading-value="0" style:font-name-asian="Calibri" style:font-size-asian="11pt" style:font-name-complex="Utopia-Italic" style:font-size-complex="11pt" style:language-complex="ar" style:country-complex="SA"/>
    </style:style>
    <style:style style:name="T48"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49" style:family="text">
      <style:text-properties fo:language="en" fo:country="GB" style:font-name-asian="Calibri" style:font-size-complex="11pt" style:language-complex="ar" style:country-complex="SA"/>
    </style:style>
    <style:style style:name="T50" style:family="text">
      <style:text-properties fo:language="en" fo:country="GB" officeooo:rsid="0022461d" style:font-name-asian="Calibri" style:font-size-complex="11pt" style:language-complex="ar" style:country-complex="SA"/>
    </style:style>
    <style:style style:name="T51" style:family="text">
      <style:text-properties fo:language="en" fo:country="GB" officeooo:rsid="00233a64" style:font-name-asian="Calibri" style:font-size-complex="11pt" style:language-complex="ar" style:country-complex="SA"/>
    </style:style>
    <style:style style:name="T52" style:family="text">
      <style:text-properties fo:language="en" fo:country="GB" officeooo:rsid="00234c6c" style:font-name-asian="Calibri" style:font-size-complex="11pt" style:language-complex="ar" style:country-complex="SA"/>
    </style:style>
    <style:style style:name="T53" style:family="text">
      <style:text-properties fo:language="en" fo:country="GB" officeooo:rsid="0023dcb8" style:font-name-asian="Calibri" style:font-size-complex="11pt" style:language-complex="ar" style:country-complex="SA"/>
    </style:style>
    <style:style style:name="T54" style:family="text">
      <style:text-properties fo:language="en" fo:country="GB" officeooo:rsid="00233a64" style:font-name-asian="Calibri" style:font-name-complex="Utopia-Italic" style:font-size-complex="11pt" style:language-complex="ar" style:country-complex="SA"/>
    </style:style>
    <style:style style:name="T55" style:family="text">
      <style:text-properties officeooo:rsid="0004a0fa"/>
    </style:style>
    <style:style style:name="T56" style:family="text">
      <style:text-properties officeooo:rsid="001f0530"/>
    </style:style>
    <style:style style:name="T57" style:family="text">
      <style:text-properties officeooo:rsid="0020eb73"/>
    </style:style>
    <style:style style:name="T58" style:family="text">
      <style:text-properties officeooo:rsid="0022461d"/>
    </style:style>
    <style:style style:name="T59" style:family="text">
      <style:text-properties officeooo:rsid="00233a64"/>
    </style:style>
    <style:style style:name="T60" style:family="text">
      <style:text-properties officeooo:rsid="00234c6c"/>
    </style:style>
    <style:style style:name="T61" style:family="text">
      <style:text-properties officeooo:rsid="0023dcb8"/>
    </style:style>
    <style:style style:name="T62" style:family="text">
      <style:text-properties officeooo:rsid="0025d4ac"/>
    </style:style>
    <style:style style:name="T63" style:family="text">
      <style:text-properties officeooo:rsid="0026e26c"/>
    </style:style>
    <style:style style:name="T64" style:family="text">
      <style:text-properties officeooo:rsid="0026eb32"/>
    </style:style>
    <style:style style:name="T65" style:family="text">
      <style:text-properties officeooo:rsid="002c9c75"/>
    </style:style>
    <style:style style:name="T66" style:family="text">
      <style:text-properties officeooo:rsid="0032ae39"/>
    </style:style>
    <style:style style:name="T67"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 style:family="text"/>
  </office:automatic-styles>
  <office:body>
    <office:text text:use-soft-page-breaks="true">
      <office:forms form:automatic-focus="false" form:apply-design-mode="false"/>
      <text:tracked-changes>
        <text:changed-region xml:id="ct94206660448112" text:id="ct94206660448112">
          <text:insertion>
            <office:change-info>
              <dc:creator>Ray Lischner</dc:creator>
              <dc:date>2020-04-30T12:00:30</dc:date>
            </office:change-info>
          </text:insertion>
        </text:changed-region>
        <text:changed-region xml:id="ct94206682622752" text:id="ct94206682622752">
          <text:format-change>
            <office:change-info>
              <dc:creator>Ray Lischner</dc:creator>
              <dc:date>2020-05-10T22:43:44</dc:date>
            </office:change-info>
          </text:format-change>
        </text:changed-region>
        <text:changed-region xml:id="ct94206681233104" text:id="ct94206681233104">
          <text:format-change>
            <office:change-info>
              <dc:creator>Ray Lischner</dc:creator>
              <dc:date>2020-05-10T22:43:41</dc:date>
            </office:change-info>
          </text:format-change>
        </text:changed-region>
        <text:changed-region xml:id="ct94206681847776" text:id="ct94206681847776">
          <text:format-change>
            <office:change-info>
              <dc:creator>Ray Lischner</dc:creator>
              <dc:date>2020-05-10T22:43:56</dc:date>
            </office:change-info>
          </text:format-change>
        </text:changed-region>
        <text:changed-region xml:id="ct94206663338192" text:id="ct94206663338192">
          <text:insertion>
            <office:change-info>
              <dc:creator>Ray Lischner</dc:creator>
              <dc:date>2020-04-30T12:00:41</dc:date>
            </office:change-info>
          </text:insertion>
        </text:changed-region>
        <text:changed-region xml:id="ct94206668042624" text:id="ct94206668042624">
          <text:insertion>
            <office:change-info>
              <dc:creator>Ray Lischner</dc:creator>
              <dc:date>2020-04-30T12:01:13</dc:date>
            </office:change-info>
          </text:insertion>
        </text:changed-region>
        <text:changed-region xml:id="ct94206655666464" text:id="ct94206655666464">
          <text:insertion>
            <office:change-info>
              <dc:creator>Ray Lischner</dc:creator>
              <dc:date>2020-04-30T12:36:00</dc:date>
            </office:change-info>
          </text:insertion>
        </text:changed-region>
        <text:changed-region xml:id="ct94206655407456" text:id="ct94206655407456">
          <text:insertion>
            <office:change-info>
              <dc:creator>Ray Lischner</dc:creator>
              <dc:date>2020-04-30T16:47:00</dc:date>
            </office:change-info>
          </text:insertion>
        </text:changed-region>
        <text:changed-region xml:id="ct94206666600208" text:id="ct94206666600208">
          <text:insertion>
            <office:change-info>
              <dc:creator>Ray Lischner</dc:creator>
              <dc:date>2020-04-30T16:45:33</dc:date>
            </office:change-info>
          </text:insertion>
        </text:changed-region>
        <text:changed-region xml:id="ct94206666950736" text:id="ct94206666950736">
          <text:deletion>
            <office:change-info>
              <dc:creator>Ray Lischner</dc:creator>
              <dc:date>2020-04-30T16:46:09</dc:date>
            </office:change-info>
            <text:p text:style-name="Code"/>
            <text:p text:style-name="Code"/>
          </text:deletion>
        </text:changed-region>
        <text:changed-region xml:id="ct94206660988672" text:id="ct94206660988672">
          <text:insertion>
            <office:change-info>
              <dc:creator>Ray Lischner</dc:creator>
              <dc:date>2020-04-30T12:01:29</dc:date>
            </office:change-info>
          </text:insertion>
        </text:changed-region>
        <text:changed-region xml:id="ct94206670182912" text:id="ct94206670182912">
          <text:deletion>
            <office:change-info>
              <dc:creator>Ray Lischner</dc:creator>
              <dc:date>2020-04-30T12:01:29</dc:date>
            </office:change-info>
            <text:p text:style-name="Body_20_Text_20_Cont"><text:span text:style-name="T14">2</text:span></text:p>
          </text:deletion>
        </text:changed-region>
        <text:changed-region xml:id="ct94206668909056" text:id="ct94206668909056">
          <text:insertion>
            <office:change-info>
              <dc:creator>Ray Lischner</dc:creator>
              <dc:date>2020-04-30T12:35:51</dc:date>
            </office:change-info>
          </text:insertion>
        </text:changed-region>
        <text:changed-region xml:id="ct94206668909296" text:id="ct94206668909296">
          <text:insertion>
            <office:change-info>
              <dc:creator>Ray Lischner</dc:creator>
              <dc:date>2020-04-30T12:01:38</dc:date>
            </office:change-info>
          </text:insertion>
        </text:changed-region>
        <text:changed-region xml:id="ct94206668909536" text:id="ct94206668909536">
          <text:deletion>
            <office:change-info>
              <dc:creator>Ray Lischner</dc:creator>
              <dc:date>2020-04-30T12:01:38</dc:date>
            </office:change-info>
            <text:p text:style-name="Code_20_Caption"><text:span text:style-name="T21">2</text:span></text:p>
          </text:deletion>
        </text:changed-region>
        <text:changed-region xml:id="ct94206662409488" text:id="ct94206662409488">
          <text:insertion>
            <office:change-info>
              <dc:creator>Ray Lischner</dc:creator>
              <dc:date>2020-04-30T16:47:10</dc:date>
            </office:change-info>
          </text:insertion>
        </text:changed-region>
        <text:changed-region xml:id="ct94206666478464" text:id="ct94206666478464">
          <text:insertion>
            <office:change-info>
              <dc:creator>Ray Lischner</dc:creator>
              <dc:date>2020-04-30T16:46:25</dc:date>
            </office:change-info>
          </text:insertion>
        </text:changed-region>
        <text:changed-region xml:id="ct94206666480128" text:id="ct94206666480128">
          <text:insertion>
            <office:change-info>
              <dc:creator>Ray Lischner</dc:creator>
              <dc:date>2020-04-30T12:01:50</dc:date>
            </office:change-info>
          </text:insertion>
        </text:changed-region>
        <text:changed-region xml:id="ct94206666889984" text:id="ct94206666889984">
          <text:deletion>
            <office:change-info>
              <dc:creator>Ray Lischner</dc:creator>
              <dc:date>2020-04-30T12:01:50</dc:date>
            </office:change-info>
            <text:p text:style-name="Code_20_Caption"><text:span text:style-name="T21">2</text:span></text:p>
          </text:deletion>
        </text:changed-region>
        <text:changed-region xml:id="ct94206665794512" text:id="ct94206665794512">
          <text:deletion>
            <office:change-info>
              <dc:creator>Ray Lischner</dc:creator>
              <dc:date>2020-04-30T12:02:03</dc:date>
            </office:change-info>
            <text:p text:style-name="Code">_approx</text:p>
          </text:deletion>
        </text:changed-region>
        <text:changed-region xml:id="ct94206563723968" text:id="ct94206563723968">
          <text:format-change>
            <office:change-info>
              <dc:creator>Ray Lischner</dc:creator>
              <dc:date>2020-05-10T22:44:36</dc:date>
            </office:change-info>
          </text:format-change>
        </text:changed-region>
        <text:changed-region xml:id="ct94206662124816" text:id="ct94206662124816">
          <text:insertion>
            <office:change-info>
              <dc:creator>Ray Lischner</dc:creator>
              <dc:date>2020-04-30T12:02:20</dc:date>
            </office:change-info>
          </text:insertion>
        </text:changed-region>
        <text:changed-region xml:id="ct94206666950448" text:id="ct94206666950448">
          <text:insertion>
            <office:change-info>
              <dc:creator>Ray Lischner</dc:creator>
              <dc:date>2020-04-30T12:02:55</dc:date>
            </office:change-info>
          </text:insertion>
        </text:changed-region>
        <text:changed-region xml:id="ct94206658850640" text:id="ct94206658850640">
          <text:deletion>
            <office:change-info>
              <dc:creator>Ray Lischner</dc:creator>
              <dc:date>2020-04-30T12:02:56</dc:date>
            </office:change-info>
            <text:p text:style-name="Body_20_Text_20_Cont"><text:span text:style-name="T56">at</text:span></text:p>
          </text:deletion>
        </text:changed-region>
        <text:changed-region xml:id="ct94206668412416" text:id="ct94206668412416">
          <text:insertion>
            <office:change-info>
              <dc:creator>Ray Lischner</dc:creator>
              <dc:date>2020-04-30T12:36:21</dc:date>
            </office:change-info>
          </text:insertion>
        </text:changed-region>
        <text:changed-region xml:id="ct94206654366400" text:id="ct94206654366400">
          <text:insertion>
            <office:change-info>
              <dc:creator>Ray Lischner</dc:creator>
              <dc:date>2020-04-30T12:03:26</dc:date>
            </office:change-info>
          </text:insertion>
        </text:changed-region>
        <text:changed-region xml:id="ct94206656487472" text:id="ct94206656487472">
          <text:deletion>
            <office:change-info>
              <dc:creator>Ray Lischner</dc:creator>
              <dc:date>2020-04-30T12:03:26</dc:date>
            </office:change-info>
            <text:p text:style-name="Code_20_Caption"><text:span text:style-name="T21">2</text:span></text:p>
          </text:deletion>
        </text:changed-region>
        <text:changed-region xml:id="ct94206662123456" text:id="ct94206662123456">
          <text:insertion>
            <office:change-info>
              <dc:creator>Ray Lischner</dc:creator>
              <dc:date>2020-04-30T16:22:37</dc:date>
            </office:change-info>
          </text:insertion>
        </text:changed-region>
        <text:changed-region xml:id="ct94206661560144" text:id="ct94206661560144">
          <text:insertion>
            <office:change-info>
              <dc:creator>Ray Lischner</dc:creator>
              <dc:date>2020-05-06T14:24:06</dc:date>
            </office:change-info>
          </text:insertion>
        </text:changed-region>
        <text:changed-region xml:id="ct94206660987104" text:id="ct94206660987104">
          <text:insertion>
            <office:change-info>
              <dc:creator>Ray Lischner</dc:creator>
              <dc:date>2020-05-06T14:25:01</dc:date>
            </office:change-info>
          </text:insertion>
        </text:changed-region>
        <text:changed-region xml:id="ct94206668072464" text:id="ct94206668072464">
          <text:insertion>
            <office:change-info>
              <dc:creator>Ray Lischner</dc:creator>
              <dc:date>2020-04-30T16:02:04</dc:date>
            </office:change-info>
          </text:insertion>
        </text:changed-region>
        <text:changed-region xml:id="ct94206663955024" text:id="ct94206663955024">
          <text:insertion>
            <office:change-info>
              <dc:creator>Ray Lischner</dc:creator>
              <dc:date>2020-04-30T16:03:00</dc:date>
            </office:change-info>
          </text:insertion>
        </text:changed-region>
        <text:changed-region xml:id="ct94206657521168" text:id="ct94206657521168">
          <text:insertion>
            <office:change-info>
              <dc:creator>Ray Lischner</dc:creator>
              <dc:date>2020-04-30T16:05:35</dc:date>
            </office:change-info>
          </text:insertion>
        </text:changed-region>
        <text:changed-region xml:id="ct94206665399936" text:id="ct94206665399936">
          <text:insertion>
            <office:change-info>
              <dc:creator>Ray Lischner</dc:creator>
              <dc:date>2020-04-30T16:06:00</dc:date>
            </office:change-info>
          </text:insertion>
        </text:changed-region>
        <text:changed-region xml:id="ct94206665400448" text:id="ct94206665400448">
          <text:deletion>
            <office:change-info>
              <dc:creator>Ray Lischner</dc:creator>
              <dc:date>2020-04-30T16:04:22</dc:date>
            </office:change-info>
            <text:p text:style-name="P14"><text:span text:style-name="T58">If you define a</text:span><text:span text:style-name="T15"> </text:span><text:span text:style-name="T58">global variable</text:span><text:span text:style-name="T58"><office:annotation><dc:creator>Michael Thomas</dc:creator><dc:date>2020-04-05T07:31:03.960000000</dc:date><text:p text:style-name="P23"><text:span text:style-name="T68">In general, global variable should be discouraged.</text:span></text:p>
</office:annotation></text:span><text:span text:style-name="T58">, and you want to use it in multiple files, you need a</text:span><text:span text:style-name="T15"> </text:span><text:span text:style-name="T58">declaration in every file that uses the variable. The most common use for global objects is for useful constants.</text:span></text:p>
          </text:deletion>
        </text:changed-region>
        <text:changed-region xml:id="ct94206659034128" text:id="ct94206659034128">
          <text:insertion>
            <office:change-info>
              <dc:creator>Ray Lischner</dc:creator>
              <dc:date>2020-04-30T16:23:49</dc:date>
            </office:change-info>
          </text:insertion>
        </text:changed-region>
        <text:changed-region xml:id="ct94206665379984" text:id="ct94206665379984">
          <text:deletion>
            <office:change-info>
              <dc:creator>Ray Lischner</dc:creator>
              <dc:date>2020-04-30T16:05:00</dc:date>
            </office:change-info>
            <text:p text:style-name="Body_20_Text_20_Cont"><text:span text:style-name="T57">one of the omissions many scientific programmers notice when they first begin to use C++ is that the standard math header, </text:span><text:span text:style-name="Code_20_Inline"><text:span text:style-name="T57">&lt;cmath&gt;</text:span></text:span><text:span text:style-name="T57">, lacks a</text:span><text:span text:style-name="T18"> </text:span><text:span text:style-name="T57">definition for </text:span><text:span text:style-name="T28">π</text:span><text:span text:style-name="T57">. </text:span></text:p>
          </text:deletion>
        </text:changed-region>
        <text:changed-region xml:id="ct94206665379744" text:id="ct94206665379744">
          <text:deletion>
            <office:change-info>
              <dc:creator>Ray Lischner</dc:creator>
              <dc:date>2020-04-30T12:48:07</dc:date>
            </office:change-info>
            <text:p text:style-name="Body_20_Text_20_Cont"><text:span text:style-name="T57">S</text:span></text:p>
          </text:deletion>
        </text:changed-region>
        <text:changed-region xml:id="ct94206665380224" text:id="ct94206665380224">
          <text:insertion>
            <office:change-info>
              <dc:creator>Ray Lischner</dc:creator>
              <dc:date>2020-04-30T12:48:07</dc:date>
            </office:change-info>
          </text:insertion>
        </text:changed-region>
        <text:changed-region xml:id="ct94206665380464" text:id="ct94206665380464">
          <text:deletion>
            <office:change-info>
              <dc:creator>Ray Lischner</dc:creator>
              <dc:date>2020-04-30T12:48:15</dc:date>
            </office:change-info>
            <text:p text:style-name="Body_20_Text_20_Cont">decide to remedy this oversight by creating</text:p>
          </text:deletion>
        </text:changed-region>
        <text:changed-region xml:id="ct94206665380704" text:id="ct94206665380704">
          <text:insertion>
            <office:change-info>
              <dc:creator>Ray Lischner</dc:creator>
              <dc:date>2020-04-30T16:05:11</dc:date>
            </office:change-info>
          </text:insertion>
        </text:changed-region>
        <text:changed-region xml:id="ct94206665380944" text:id="ct94206665380944">
          <text:insertion>
            <office:change-info>
              <dc:creator>Ray Lischner</dc:creator>
              <dc:date>2020-04-30T16:09:42</dc:date>
            </office:change-info>
          </text:insertion>
        </text:changed-region>
        <text:changed-region xml:id="ct94206656804704" text:id="ct94206656804704">
          <text:insertion>
            <office:change-info>
              <dc:creator>Ray Lischner</dc:creator>
              <dc:date>2020-04-30T16:10:00</dc:date>
            </office:change-info>
          </text:insertion>
        </text:changed-region>
        <text:changed-region xml:id="ct94206656805264" text:id="ct94206656805264">
          <text:insertion>
            <office:change-info>
              <dc:creator>Ray Lischner</dc:creator>
              <dc:date>2020-04-30T16:11:16</dc:date>
            </office:change-info>
          </text:insertion>
        </text:changed-region>
        <text:changed-region xml:id="ct94206662708240" text:id="ct94206662708240">
          <text:insertion>
            <office:change-info>
              <dc:creator>Ray Lischner</dc:creator>
              <dc:date>2020-04-30T16:12:00</dc:date>
            </office:change-info>
          </text:insertion>
        </text:changed-region>
        <text:changed-region xml:id="ct94206667579712" text:id="ct94206667579712">
          <text:insertion>
            <office:change-info>
              <dc:creator>Ray Lischner</dc:creator>
              <dc:date>2020-04-30T16:13:12</dc:date>
            </office:change-info>
          </text:insertion>
        </text:changed-region>
        <text:changed-region xml:id="ct94206655552016" text:id="ct94206655552016">
          <text:insertion>
            <office:change-info>
              <dc:creator>Ray Lischner</dc:creator>
              <dc:date>2020-04-30T16:14:00</dc:date>
            </office:change-info>
          </text:insertion>
        </text:changed-region>
        <text:changed-region xml:id="ct94206655552720" text:id="ct94206655552720">
          <text:deletion>
            <office:change-info>
              <dc:creator>Ray Lischner</dc:creator>
              <dc:date>2020-04-30T16:13:07</dc:date>
            </office:change-info>
            <text:p text:style-name="Body_20_Text_20_Cont"><text:span text:style-name="Strong_20_Emphasis"><text:span text:style-name="T31">your own header file, </text:span></text:span><text:span text:style-name="Code_20_Inline"><text:span text:style-name="T54">math.hpp</text:span></text:span><text:span text:style-name="Strong_20_Emphasis"><text:span text:style-name="T31">. This header file contains the declarations for </text:span></text:span><text:span text:style-name="Code_20_Inline"><text:span text:style-name="T51">pi</text:span></text:span><text:span text:style-name="Strong_20_Emphasis"><text:span text:style-name="T31"> and other useful constants.</text:span></text:span></text:p>
          </text:deletion>
        </text:changed-region>
        <text:changed-region xml:id="ct94206655552400" text:id="ct94206655552400">
          <text:deletion>
            <office:change-info>
              <dc:creator>Ray Lischner</dc:creator>
              <dc:date>2020-04-30T16:14:21</dc:date>
            </office:change-info>
            <text:p text:style-name="Body_20_Text_20_Cont"><text:span text:style-name="Strong_20_Emphasis"><text:span text:style-name="T43">Write </text:span></text:span><text:span text:style-name="Code_20_Inline"><text:span text:style-name="T1">math.hpp</text:span></text:span><text:span text:style-name="Strong_20_Emphasis"><text:span text:style-name="T31"><office:annotation><dc:creator>Michael Thomas</dc:creator><dc:date>2020-04-05T07:31:55.140000000</dc:date><text:p text:style-name="P23"><text:span text:style-name="T67">Good to have the suggested file name.</text:span></text:p>
</office:annotation></text:span></text:span><text:span text:style-name="Strong_20_Emphasis"><text:span text:style-name="T43">, with proper </text:span></text:span><text:span text:style-name="Code_20_Inline"><text:span text:style-name="T2">#include</text:span></text:span><text:span text:style-name="Strong_20_Emphasis"><text:span text:style-name="T43"> guards and a declaration for a </text:span></text:span><text:span text:style-name="Strong_20_Emphasis"><text:span text:style-name="T45">double</text:span></text:span><text:span text:style-name="Strong_20_Emphasis"><text:span text:style-name="T43"> constant named </text:span></text:span><text:span text:style-name="Code_20_Inline"><text:span text:style-name="T1">pi</text:span></text:span><text:span text:style-name="Strong_20_Emphasis"><text:span text:style-name="T43">.</text:span></text:span> Declare a<text:span text:style-name="T5"> </text:span>global variable by using the <text:span text:style-name="Code_20_Inline">extern</text:span> keyword, followed by the variable’s type and name.</text:p>
            <text:p text:style-name="Body_20_Text_20_Cont"><text:span text:style-name="Strong_20_Emphasis"><text:span text:style-name="T31"/></text:span></text:p>
          </text:deletion>
        </text:changed-region>
        <text:changed-region xml:id="ct94206655554256" text:id="ct94206655554256">
          <text:insertion>
            <office:change-info>
              <dc:creator>Ray Lischner</dc:creator>
              <dc:date>2020-04-30T12:03:55</dc:date>
            </office:change-info>
          </text:insertion>
        </text:changed-region>
        <text:changed-region xml:id="ct94206662042000" text:id="ct94206662042000">
          <text:deletion>
            <office:change-info>
              <dc:creator>Ray Lischner</dc:creator>
              <dc:date>2020-04-30T12:03:55</dc:date>
            </office:change-info>
            <text:p text:style-name="Body_20_Text_20_Cont"><text:span text:style-name="T14">2</text:span></text:p>
          </text:deletion>
        </text:changed-region>
        <text:changed-region xml:id="ct94206655554512" text:id="ct94206655554512">
          <text:insertion>
            <office:change-info>
              <dc:creator>Ray Lischner</dc:creator>
              <dc:date>2020-04-30T12:36:38</dc:date>
            </office:change-info>
          </text:insertion>
        </text:changed-region>
        <text:changed-region xml:id="ct94206659257952" text:id="ct94206659257952">
          <text:insertion>
            <office:change-info>
              <dc:creator>Ray Lischner</dc:creator>
              <dc:date>2020-04-30T12:03:58</dc:date>
            </office:change-info>
          </text:insertion>
        </text:changed-region>
        <text:changed-region xml:id="ct94206659258192" text:id="ct94206659258192">
          <text:deletion>
            <office:change-info>
              <dc:creator>Ray Lischner</dc:creator>
              <dc:date>2020-04-30T12:03:58</dc:date>
            </office:change-info>
            <text:p text:style-name="Code_20_Caption"><text:span text:style-name="T21">2</text:span></text:p>
          </text:deletion>
        </text:changed-region>
        <text:changed-region xml:id="ct94206669420544" text:id="ct94206669420544">
          <text:deletion>
            <office:change-info>
              <dc:creator>Ray Lischner</dc:creator>
              <dc:date>2020-04-30T16:14:57</dc:date>
            </office:change-info>
            <text:p text:style-name="Code_20_Caption">Math</text:p>
          </text:deletion>
        </text:changed-region>
        <text:changed-region xml:id="ct94206669420784" text:id="ct94206669420784">
          <text:insertion>
            <office:change-info>
              <dc:creator>Ray Lischner</dc:creator>
              <dc:date>2020-04-30T16:14:57</dc:date>
            </office:change-info>
          </text:insertion>
        </text:changed-region>
        <text:changed-region xml:id="ct94206669421376" text:id="ct94206669421376">
          <text:deletion>
            <office:change-info>
              <dc:creator>Ray Lischner</dc:creator>
              <dc:date>2020-04-30T16:15:03</dc:date>
            </office:change-info>
            <text:p text:style-name="Code">MATH</text:p>
          </text:deletion>
        </text:changed-region>
        <text:changed-region xml:id="ct94206669421616" text:id="ct94206669421616">
          <text:insertion>
            <office:change-info>
              <dc:creator>Ray Lischner</dc:creator>
              <dc:date>2020-04-30T16:15:03</dc:date>
            </office:change-info>
          </text:insertion>
        </text:changed-region>
        <text:changed-region xml:id="ct94206669422496" text:id="ct94206669422496">
          <text:deletion>
            <office:change-info>
              <dc:creator>Ray Lischner</dc:creator>
              <dc:date>2020-04-30T16:15:06</dc:date>
            </office:change-info>
            <text:p text:style-name="Code">MATH</text:p>
          </text:deletion>
        </text:changed-region>
        <text:changed-region xml:id="ct94206669422736" text:id="ct94206669422736">
          <text:insertion>
            <office:change-info>
              <dc:creator>Ray Lischner</dc:creator>
              <dc:date>2020-04-30T16:15:07</dc:date>
            </office:change-info>
          </text:insertion>
        </text:changed-region>
        <text:changed-region xml:id="ct94206668333280" text:id="ct94206668333280">
          <text:insertion>
            <office:change-info>
              <dc:creator>Ray Lischner</dc:creator>
              <dc:date>2020-04-30T16:15:15</dc:date>
            </office:change-info>
          </text:insertion>
        </text:changed-region>
        <text:changed-region xml:id="ct94206667179408" text:id="ct94206667179408">
          <text:insertion>
            <office:change-info>
              <dc:creator>Ray Lischner</dc:creator>
              <dc:date>2020-04-30T16:16:00</dc:date>
            </office:change-info>
          </text:insertion>
        </text:changed-region>
        <text:changed-region xml:id="ct94206668333520" text:id="ct94206668333520">
          <text:deletion>
            <office:change-info>
              <dc:creator>Ray Lischner</dc:creator>
              <dc:date>2020-04-30T16:15:11</dc:date>
            </office:change-info>
            <text:p text:style-name="Code">extern double pi;</text:p>
          </text:deletion>
        </text:changed-region>
        <text:changed-region xml:id="ct94206664938400" text:id="ct94206664938400">
          <text:insertion>
            <office:change-info>
              <dc:creator>Ray Lischner</dc:creator>
              <dc:date>2020-04-30T16:16:33</dc:date>
            </office:change-info>
          </text:insertion>
        </text:changed-region>
        <text:changed-region xml:id="ct94206664938640" text:id="ct94206664938640">
          <text:deletion>
            <office:change-info>
              <dc:creator>Ray Lischner</dc:creator>
              <dc:date>2020-04-30T16:16:35</dc:date>
            </office:change-info>
            <text:p text:style-name="Body_20_Text_20_Cont"><text:span text:style-name="Code_20_Inline"><text:span text:style-name="T16">i</text:span></text:span></text:p>
          </text:deletion>
        </text:changed-region>
        <text:changed-region xml:id="ct94206664938880" text:id="ct94206664938880">
          <text:deletion>
            <office:change-info>
              <dc:creator>Ray Lischner</dc:creator>
              <dc:date>2020-04-30T16:16:37</dc:date>
            </office:change-info>
            <text:p text:style-name="Body_20_Text_20_Cont"><text:span text:style-name="Code_20_Inline"><text:span text:style-name="T6">math</text:span></text:span></text:p>
          </text:deletion>
        </text:changed-region>
        <text:changed-region xml:id="ct94206664939120" text:id="ct94206664939120">
          <text:insertion>
            <office:change-info>
              <dc:creator>Ray Lischner</dc:creator>
              <dc:date>2020-04-30T16:16:38</dc:date>
            </office:change-info>
          </text:insertion>
        </text:changed-region>
        <text:changed-region xml:id="ct94206664939360" text:id="ct94206664939360">
          <text:deletion>
            <office:change-info>
              <dc:creator>Ray Lischner</dc:creator>
              <dc:date>2020-04-30T16:16:42</dc:date>
            </office:change-info>
            <text:p text:style-name="Body_20_Text_20_Cont"><text:span text:style-name="Code_20_Inline"><text:span text:style-name="T9">math</text:span></text:span></text:p>
          </text:deletion>
        </text:changed-region>
        <text:changed-region xml:id="ct94206664939600" text:id="ct94206664939600">
          <text:insertion>
            <office:change-info>
              <dc:creator>Ray Lischner</dc:creator>
              <dc:date>2020-04-30T16:16:42</dc:date>
            </office:change-info>
          </text:insertion>
        </text:changed-region>
        <text:changed-region xml:id="ct94206662040544" text:id="ct94206662040544">
          <text:insertion>
            <office:change-info>
              <dc:creator>Ray Lischner</dc:creator>
              <dc:date>2020-04-30T12:04:02</dc:date>
            </office:change-info>
          </text:insertion>
        </text:changed-region>
        <text:changed-region xml:id="ct94206664940368" text:id="ct94206664940368">
          <text:deletion>
            <office:change-info>
              <dc:creator>Ray Lischner</dc:creator>
              <dc:date>2020-04-30T12:04:02</dc:date>
            </office:change-info>
            <text:p text:style-name="Body_20_Text_20_Cont"><text:span text:style-name="T14">2</text:span></text:p>
          </text:deletion>
        </text:changed-region>
        <text:changed-region xml:id="ct94206589105968" text:id="ct94206589105968">
          <text:insertion>
            <office:change-info>
              <dc:creator>Ray Lischner</dc:creator>
              <dc:date>2020-04-30T12:36:44</dc:date>
            </office:change-info>
          </text:insertion>
        </text:changed-region>
        <text:changed-region xml:id="ct94206656878464" text:id="ct94206656878464">
          <text:insertion>
            <office:change-info>
              <dc:creator>Ray Lischner</dc:creator>
              <dc:date>2020-04-30T12:04:07</dc:date>
            </office:change-info>
          </text:insertion>
        </text:changed-region>
        <text:changed-region xml:id="ct94206667173328" text:id="ct94206667173328">
          <text:deletion>
            <office:change-info>
              <dc:creator>Ray Lischner</dc:creator>
              <dc:date>2020-04-30T12:04:07</dc:date>
            </office:change-info>
            <text:p text:style-name="Code_20_Caption"><text:span text:style-name="T21">2</text:span></text:p>
          </text:deletion>
        </text:changed-region>
        <text:changed-region xml:id="ct94206670182624" text:id="ct94206670182624">
          <text:deletion>
            <office:change-info>
              <dc:creator>Ray Lischner</dc:creator>
              <dc:date>2020-04-30T16:16:48</dc:date>
            </office:change-info>
            <text:p text:style-name="Code_20_Caption">Math</text:p>
          </text:deletion>
        </text:changed-region>
        <text:changed-region xml:id="ct94206662125056" text:id="ct94206662125056">
          <text:insertion>
            <office:change-info>
              <dc:creator>Ray Lischner</dc:creator>
              <dc:date>2020-04-30T16:16:48</dc:date>
            </office:change-info>
          </text:insertion>
        </text:changed-region>
        <text:changed-region xml:id="ct94206663249296" text:id="ct94206663249296">
          <text:deletion>
            <office:change-info>
              <dc:creator>Ray Lischner</dc:creator>
              <dc:date>2020-04-30T16:16:53</dc:date>
            </office:change-info>
            <text:p text:style-name="Code">math</text:p>
          </text:deletion>
        </text:changed-region>
        <text:changed-region xml:id="ct94206660986464" text:id="ct94206660986464">
          <text:insertion>
            <office:change-info>
              <dc:creator>Ray Lischner</dc:creator>
              <dc:date>2020-04-30T16:16:54</dc:date>
            </office:change-info>
          </text:insertion>
        </text:changed-region>
        <text:changed-region xml:id="ct94206658678976" text:id="ct94206658678976">
          <text:deletion>
            <office:change-info>
              <dc:creator>Ray Lischner</dc:creator>
              <dc:date>2020-04-30T16:17:01</dc:date>
            </office:change-info>
            <text:p text:style-name="P8">// More digits that typical implementations of double support.</text:p>
            <text:p text:style-name="P8">double const pi{3.14159265358979323846264338327}</text:p>
          </text:deletion>
        </text:changed-region>
        <text:changed-region xml:id="ct94206663953232" text:id="ct94206663953232">
          <text:insertion>
            <office:change-info>
              <dc:creator>Ray Lischner</dc:creator>
              <dc:date>2020-04-30T16:17:03</dc:date>
            </office:change-info>
          </text:insertion>
        </text:changed-region>
        <text:changed-region xml:id="ct94206660376944" text:id="ct94206660376944">
          <text:insertion>
            <office:change-info>
              <dc:creator>Ray Lischner</dc:creator>
              <dc:date>2020-04-30T12:39:23</dc:date>
            </office:change-info>
          </text:insertion>
        </text:changed-region>
        <text:changed-region xml:id="ct94206662707584" text:id="ct94206662707584">
          <text:insertion>
            <office:change-info>
              <dc:creator>Ray Lischner</dc:creator>
              <dc:date>2020-04-30T12:04:24</dc:date>
            </office:change-info>
          </text:insertion>
        </text:changed-region>
        <text:changed-region xml:id="ct94206662213328" text:id="ct94206662213328">
          <text:deletion>
            <office:change-info>
              <dc:creator>Ray Lischner</dc:creator>
              <dc:date>2020-04-30T12:04:25</dc:date>
            </office:change-info>
            <text:p text:style-name="Body_20_Text_20_Cont"><text:span text:style-name="T14">2</text:span></text:p>
          </text:deletion>
        </text:changed-region>
        <text:changed-region xml:id="ct94206659422144" text:id="ct94206659422144">
          <text:deletion>
            <office:change-info>
              <dc:creator>Ray Lischner</dc:creator>
              <dc:date>2020-04-30T12:04:27</dc:date>
            </office:change-info>
            <text:p text:style-name="Body_20_Text_20_Cont"><text:span text:style-name="T5">13</text:span></text:p>
          </text:deletion>
        </text:changed-region>
        <text:changed-region xml:id="ct94206665381552" text:id="ct94206665381552">
          <text:insertion>
            <office:change-info>
              <dc:creator>Ray Lischner</dc:creator>
              <dc:date>2020-04-30T16:20:22</dc:date>
            </office:change-info>
          </text:insertion>
        </text:changed-region>
        <text:changed-region xml:id="ct94206665032144" text:id="ct94206665032144">
          <text:insertion>
            <office:change-info>
              <dc:creator>Ray Lischner</dc:creator>
              <dc:date>2020-04-30T12:38:08</dc:date>
            </office:change-info>
          </text:insertion>
        </text:changed-region>
        <text:changed-region xml:id="ct94206651920736" text:id="ct94206651920736">
          <text:insertion>
            <office:change-info>
              <dc:creator>Ray Lischner</dc:creator>
              <dc:date>2020-04-30T12:04:31</dc:date>
            </office:change-info>
          </text:insertion>
        </text:changed-region>
        <text:changed-region xml:id="ct94206662708480" text:id="ct94206662708480">
          <text:deletion>
            <office:change-info>
              <dc:creator>Ray Lischner</dc:creator>
              <dc:date>2020-04-30T12:04:32</dc:date>
            </office:change-info>
            <text:p text:style-name="Code_20_Caption"><text:span text:style-name="T21">2</text:span></text:p>
          </text:deletion>
        </text:changed-region>
        <text:changed-region xml:id="ct94206662042752" text:id="ct94206662042752">
          <text:insertion>
            <office:change-info>
              <dc:creator>Ray Lischner</dc:creator>
              <dc:date>2020-04-30T16:20:25</dc:date>
            </office:change-info>
          </text:insertion>
        </text:changed-region>
        <text:changed-region xml:id="ct94206655665760" text:id="ct94206655665760">
          <text:deletion>
            <office:change-info>
              <dc:creator>Ray Lischner</dc:creator>
              <dc:date>2020-04-30T16:20:26</dc:date>
            </office:change-info>
            <text:p text:style-name="Code_20_Caption"><text:span text:style-name="T22">7</text:span></text:p>
          </text:deletion>
        </text:changed-region>
        <text:changed-region xml:id="ct94206662707120" text:id="ct94206662707120">
          <text:insertion>
            <office:change-info>
              <dc:creator>Ray Lischner</dc:creator>
              <dc:date>2020-04-30T16:25:58</dc:date>
            </office:change-info>
          </text:insertion>
        </text:changed-region>
        <text:changed-region xml:id="ct94206659423104" text:id="ct94206659423104">
          <text:insertion>
            <office:change-info>
              <dc:creator>Ray Lischner</dc:creator>
              <dc:date>2020-04-30T16:26:00</dc:date>
            </office:change-info>
          </text:insertion>
        </text:changed-region>
        <text:changed-region xml:id="ct94206666803232" text:id="ct94206666803232">
          <text:deletion>
            <office:change-info>
              <dc:creator>Ray Lischner</dc:creator>
              <dc:date>2020-04-30T16:25:58</dc:date>
            </office:change-info>
            <text:p text:style-name="P3"><text:span text:style-name="T17">s</text:span></text:p>
          </text:deletion>
        </text:changed-region>
        <text:changed-region xml:id="ct94206666803472" text:id="ct94206666803472">
          <text:deletion>
            <office:change-info>
              <dc:creator>Ray Lischner</dc:creator>
              <dc:date>2020-04-30T16:26:02</dc:date>
            </office:change-info>
            <text:p text:style-name="P3"><text:span text:style-name="T5">its</text:span></text:p>
          </text:deletion>
        </text:changed-region>
        <text:changed-region xml:id="ct94206666803712" text:id="ct94206666803712">
          <text:insertion>
            <office:change-info>
              <dc:creator>Ray Lischner</dc:creator>
              <dc:date>2020-04-30T16:26:03</dc:date>
            </office:change-info>
          </text:insertion>
        </text:changed-region>
        <text:changed-region xml:id="ct94206666803952" text:id="ct94206666803952">
          <text:format-change>
            <office:change-info>
              <dc:creator>Ray Lischner</dc:creator>
              <dc:date>2020-04-30T16:26:14</dc:date>
            </office:change-info>
          </text:format-change>
        </text:changed-region>
        <text:changed-region xml:id="ct94206665755040" text:id="ct94206665755040">
          <text:insertion>
            <office:change-info>
              <dc:creator>Ray Lischner</dc:creator>
              <dc:date>2020-04-30T16:28:18</dc:date>
            </office:change-info>
          </text:insertion>
        </text:changed-region>
        <text:changed-region xml:id="ct94206665755280" text:id="ct94206665755280">
          <text:insertion>
            <office:change-info>
              <dc:creator>Ray Lischner</dc:creator>
              <dc:date>2020-04-30T16:30:12</dc:date>
            </office:change-info>
          </text:insertion>
        </text:changed-region>
        <text:changed-region xml:id="ct94206665755808" text:id="ct94206665755808">
          <text:insertion>
            <office:change-info>
              <dc:creator>Ray Lischner</dc:creator>
              <dc:date>2020-04-30T16:27:19</dc:date>
            </office:change-info>
          </text:insertion>
        </text:changed-region>
        <text:changed-region xml:id="ct94206665756048" text:id="ct94206665756048">
          <text:insertion>
            <office:change-info>
              <dc:creator>Ray Lischner</dc:creator>
              <dc:date>2020-04-30T16:28:04</dc:date>
            </office:change-info>
          </text:insertion>
        </text:changed-region>
        <text:changed-region xml:id="ct94206665756288" text:id="ct94206665756288">
          <text:insertion>
            <office:change-info>
              <dc:creator>Ray Lischner</dc:creator>
              <dc:date>2020-04-30T16:30:48</dc:date>
            </office:change-info>
          </text:insertion>
        </text:changed-region>
        <text:changed-region xml:id="ct94206662369760" text:id="ct94206662369760">
          <text:insertion>
            <office:change-info>
              <dc:creator>Ray Lischner</dc:creator>
              <dc:date>2020-04-30T16:31:00</dc:date>
            </office:change-info>
          </text:insertion>
        </text:changed-region>
        <text:changed-region xml:id="ct94206662370720" text:id="ct94206662370720">
          <text:insertion>
            <office:change-info>
              <dc:creator>Ray Lischner</dc:creator>
              <dc:date>2020-04-30T16:32: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change-start text:change-id="ct94206660448112"/>E X P L O R A T I O N <text:s/><text:span text:style-name="T55">4</text:span><text:span text:style-name="T56">3</text:span></text:p>
      <text:p text:style-name="P15"/>
      <text:p text:style-name="P16"></text:p>
      <text:p text:style-name="P13"><text:change-end text:change-id="ct94206660448112"/><office:annotation office:name="__Annotation__4430_1754316223" loext:resolved="false"><dc:creator>Michael Thomas</dc:creator><dc:date>2020-04-04T09:22:33.910000000</dc:date><text:p text:style-name="P23"><text:span text:style-name="T70">Good clean chapter. <text:s/>The document is easy to read and understand.</text:span></text:p>
<text:p text:style-name="P23"><text:span text:style-name="T70"/></text:p>
<text:p text:style-name="P23"><text:span text:style-name="T70">I am running Windows 10 and Visual Studio 2019 16.6.0 Preview 2.1.</text:span></text:p>
<text:p text:style-name="P23"><text:span text:style-name="T70"/></text:p>
<text:p text:style-name="P23"><text:span text:style-name="T70">All links in the chapter work.</text:span></text:p>
</office:annotation>Old-Fashioned “Modules”<office:annotation-end office:name="__Annotation__4430_1754316223"/></text:p>
      <text:p text:style-name="Body_20_Text_20_First"><text:span text:style-name="T29">Modules are the way of the future, but until the future </text:span><text:change-start text:change-id="ct94206682622752"/><text:span text:style-name="T29">arrives</text:span><text:change-end text:change-id="ct94206682622752"/><text:span text:style-name="T29">, we are stuck with </text:span><text:change-start text:change-id="ct94206681233104"/><text:span text:style-name="Code_20_Inline"><text:span text:style-name="T49">#include</text:span></text:span><text:change-end text:change-id="ct94206681233104"/><text:span text:style-name="T29"> files. Billions of lines of C++ code currently use </text:span><text:change-start text:change-id="ct94206681847776"/><text:span text:style-name="Code_20_Inline"><text:span text:style-name="T49">#include</text:span></text:span><text:change-end text:change-id="ct94206681847776"/><text:span text:style-name="T29"> files, so you need to know how they work. With a little bit of discipline, you can </text:span><office:annotation office:name="__Annotation__2713_452120432" loext:resolved="false"><dc:creator>Michael Thomas</dc:creator><dc:date>2020-04-05T07:17:51.940000000</dc:date><text:p text:style-name="P23"><text:span text:style-name="T68">Sp?</text:span></text:p>
</office:annotation><text:span text:style-name="T29">stil</text:span><office:annotation-end office:name="__Annotation__2713_452120432"/><text:change-start text:change-id="ct94206663338192"/><text:span text:style-name="T56">l</text:span><text:change-end text:change-id="ct94206663338192"/><text:span text:style-name="T29"> separate interface from implementation and achieve much of what modules offer.</text:span></text:p>
      <text:h text:style-name="P21" text:outline-level="1">Interfaces As Headers<text:bookmark-start text:name="def"/></text:h>
      <text:p text:style-name="Body_20_Text_20_First">The basic principle is that you can define any function or global object in any source file. The compiler does not care which file contains what. As long as it has a<text:span text:style-name="T5"> </text:span>declaration for every name it needs, it can compile a<text:span text:style-name="T5"> </text:span>source file to an object file. (In this unfortunate case of convergent terminology, <text:span text:style-name="Emphasis"><text:span text:style-name="T19">object</text:span></text:span> files are unrelated to <text:span text:style-name="Emphasis"><text:span text:style-name="T19">objects</text:span></text:span> in a<text:span text:style-name="T5"> </text:span>C++ program.) To create the final program, you <text:span text:style-name="T5">have</text:span> to link all the object files together. The linker doesn’t care which file contains which definition; it simply <text:span text:style-name="T5">has</text:span> to find a<text:span text:style-name="T5"> </text:span>definition for every name reference that the compiler generates.</text:p>
      <text:p text:style-name="Body_20_Text_20_Cont"><text:span text:style-name="T5">The previous Exploration presented the rational class as an interface (Listing 42-5) and an implementation (Listing 42-6). </text:span><office:annotation office:name="__Annotation__2717_452120432" loext:resolved="false"><dc:creator>Michael Thomas</dc:creator><dc:date>2020-04-05T07:22:33.920000000</dc:date><text:p text:style-name="P23"><text:span text:style-name="T69">It is nice to have suggested file names for this example.</text:span></text:p>
</office:annotation><text:span text:style-name="T5">Let’s rewrite the program to put the </text:span><text:span text:style-name="Code_20_Inline"><text:span text:style-name="T46">rational</text:span></text:span><text:span text:style-name="T5"> class interface in one file called </text:span><text:span text:style-name="Code_20_Inline"><text:span text:style-name="T47">rational</text:span></text:span><text:span text:style-name="Code_20_Inline"><text:span text:style-name="T6">.</text:span></text:span><text:span text:style-name="Code_20_Inline"><text:span text:style-name="T47">h</text:span></text:span><text:span text:style-name="Code_20_Inline"><text:span text:style-name="T6">pp</text:span></text:span><text:span text:style-name="T5"> and the implementation </text:span><office:annotation office:name="__Annotation__2714_452120432" loext:resolved="false"><dc:creator>Michael Thomas</dc:creator><dc:date>2020-04-05T07:18:44.250000000</dc:date><text:p text:style-name="P23"><text:span text:style-name="T69">Sp?</text:span></text:p>
</office:annotation><text:span text:style-name="T5">in</text:span><text:change-start text:change-id="ct94206668042624"/><text:span text:style-name="T5"> </text:span><text:change-end text:change-id="ct94206668042624"/><text:span text:style-name="T5">a</text:span><office:annotation-end office:name="__Annotation__2714_452120432"/><text:span text:style-name="T5"> another called </text:span><text:span text:style-name="Code_20_Inline"><text:span text:style-name="T47">rational</text:span></text:span><text:span text:style-name="Code_20_Inline"><text:span text:style-name="T6">.cpp</text:span></text:span><text:span text:style-name="T5">. Listing 4</text:span><text:span text:style-name="T34">3</text:span><text:span text:style-name="T5">-1 shows the </text:span><text:span text:style-name="Code_20_Inline"><text:span text:style-name="T47">rational</text:span></text:span><text:span text:style-name="Code_20_Inline"><text:span text:style-name="T6">.</text:span></text:span><text:span text:style-name="Code_20_Inline"><text:span text:style-name="T47">h</text:span></text:span><text:span text:style-name="Code_20_Inline"><text:span text:style-name="T6">pp</text:span></text:span><text:span text:style-name="T5"> file.</text:span><office:annotation-end office:name="__Annotation__2717_452120432"/></text:p>
      <text:p text:style-name="Code_20_Caption"><text:change-start text:change-id="ct94206655666464"/><text:span text:style-name="T20"><text:hidden-text text:condition="ooow:" text:string-value="rational.hpp" text:is-hidden="true"/></text:span><text:change-end text:change-id="ct94206655666464"/><text:span text:style-name="T20">Listing</text:span><text:span text:style-name="T8"> </text:span><text:span text:style-name="T20">43-1.</text:span> The <text:span text:style-name="T35">Interface Header for </text:span><text:span text:style-name="Code_20_Inline"><text:span text:style-name="T48">rational</text:span></text:span> in <text:span text:style-name="Code_20_Inline"><text:span text:style-name="T48">rational</text:span></text:span><text:span text:style-name="Code_20_Inline"><text:span text:style-name="T23">.</text:span></text:span><text:span text:style-name="Code_20_Inline"><text:span text:style-name="T48">h</text:span></text:span><text:span text:style-name="Code_20_Inline"><text:span text:style-name="T23">pp</text:span></text:span></text:p>
      <text:p text:style-name="Code">#ifndef RATIONAL_HPP_</text:p>
      <text:p text:style-name="Code"><text:soft-page-break/>#define RATIONAL_HPP_</text:p>
      <text:p text:style-name="Code"/>
      <text:p text:style-name="P11"><text:change-start text:change-id="ct94206655407456"/><text:span text:style-name="T65">#include &lt;</text:span><text:span text:style-name="T41">iosfwd</text:span><text:span text:style-name="T65">&gt;</text:span></text:p>
      <text:p text:style-name="P11"><text:change-end text:change-id="ct94206655407456"/>class rational</text:p>
      <text:p text:style-name="Code">{</text:p>
      <text:p text:style-name="Code">public:</text:p>
      <text:p text:style-name="Code"><text:s text:c="2"/>inline rational(int num) : numerator_{num}, denominator_{1} {}</text:p>
      <text:p text:style-name="Code"><text:s text:c="2"/>inline rational(rational const&amp;) = default;</text:p>
      <text:p text:style-name="Code"><text:s text:c="2"/>inline rational(int num, int den)</text:p>
      <text:p text:style-name="Code"><text:s text:c="2"/>: numerator_{num}, denominator_{den}</text:p>
      <text:p text:style-name="Code"><text:s text:c="2"/>{</text:p>
      <text:p text:style-name="Code"><text:s text:c="4"/>reduce();</text:p>
      <text:p text:style-name="Code"><text:s text:c="2"/>}</text:p>
      <text:p text:style-name="Code"><text:s text:c="2"/>void assign(int num, int den);</text:p>
      <text:p text:style-name="Code"><text:s text:c="2"/>inline int numerator() const <text:s text:c="10"/>{ return numerator_; }</text:p>
      <text:p text:style-name="Code"><text:s text:c="2"/>inline int denominator() const <text:s text:c="8"/>{ return denominator_; }</text:p>
      <text:p text:style-name="Code"><text:s text:c="2"/>rational&amp; operator=(int num);</text:p>
      <text:p text:style-name="Code">private:</text:p>
      <text:p text:style-name="Code"><text:s text:c="2"/>void reduce();</text:p>
      <text:p text:style-name="Code"><text:s text:c="2"/>int numerator_;</text:p>
      <text:p text:style-name="Code"><text:s text:c="2"/>int denominator_;</text:p>
      <text:p text:style-name="Code">};<text:change-start text:change-id="ct94206666600208"/></text:p>
      <text:p text:style-name="Code"/>
      <text:p text:style-name="P10">std::ostream&amp; operator&lt;&lt;(std::ostream&amp;, rational const&amp;);</text:p>
      <text:p text:style-name="Code"><text:change-end text:change-id="ct94206666600208"/><text:change text:change-id="ct94206666950736"/>#endif // RATIONAL_HPP_</text:p>
      <text:p text:style-name="Body_20_Text_20_Cont"><text:span text:style-name="T5">Listing 4</text:span><text:change-start text:change-id="ct94206660988672"/><text:span text:style-name="T14">3</text:span><text:change-end text:change-id="ct94206660988672"/><text:change text:change-id="ct94206670182912"/><text:span text:style-name="T5">-2 shows </text:span><text:span text:style-name="Code_20_Inline"><text:span text:style-name="T5">rational.cpp</text:span></text:span><text:span text:style-name="T5">.</text:span></text:p>
      <text:p text:style-name="Code_20_Caption"><text:change-start text:change-id="ct94206668909056"/><text:span text:style-name="T20"><text:hidden-text text:condition="ooow:" text:string-value="rational.cpp" text:is-hidden="true"/></text:span><text:change-end text:change-id="ct94206668909056"/><text:span text:style-name="T20">Listing</text:span><text:span text:style-name="T8"> </text:span><text:span text:style-name="T20">4</text:span><text:change-start text:change-id="ct94206668909296"/><text:span text:style-name="T21">3</text:span><text:change-end text:change-id="ct94206668909296"/><text:change text:change-id="ct94206668909536"/><text:span text:style-name="T20">-2.</text:span> The <text:span text:style-name="Code_20_Inline"><text:span text:style-name="T48">rational</text:span></text:span> <text:span text:style-name="T35">Implementation</text:span> In <text:span text:style-name="Code_20_Inline"><text:span text:style-name="T48">rational</text:span></text:span><text:span text:style-name="Code_20_Inline"><text:span text:style-name="T23">.cpp</text:span></text:span></text:p>
      <text:p text:style-name="Code">#include "rational.hpp"</text:p>
      <text:p text:style-name="Code">#include &lt;cassert&gt;</text:p>
      <text:p text:style-name="P11"><text:span text:style-name="T38">#include</text:span> &lt;numeric&gt;<text:change-start text:change-id="ct94206662409488"/></text:p>
      <text:p text:style-name="P12">#include &lt;ostream&gt;<text:change-end text:change-id="ct94206662409488"/></text:p>
      <text:p text:style-name="Code">void rational::assign(int num, int den)</text:p>
      <text:p text:style-name="Code">{</text:p>
      <text:p text:style-name="Code"><text:s text:c="2"/>numerator_ = num;</text:p>
      <text:p text:style-name="Code"><text:s text:c="2"/>denominator_ = den;</text:p>
      <text:p text:style-name="Code"><text:s text:c="2"/>reduce();</text:p>
      <text:p text:style-name="Code">}</text:p>
      <text:p text:style-name="Code">void rational::reduce()</text:p>
      <text:p text:style-name="Code">{</text:p>
      <text:p text:style-name="Code"><text:s text:c="2"/>assert(denominator_ != 0);</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std::gcd(numerator_, denominator_)};</text:p>
      <text:p text:style-name="Code"><text:soft-page-break/><text:s text:c="2"/>numerator_ = numerator_ / div;</text:p>
      <text:p text:style-name="Code"><text:s text:c="2"/>denominator_ = denominator_ / div;</text:p>
      <text:p text:style-name="Code">}</text:p>
      <text:p text:style-name="Code">rational&amp; rational::operator=(int num)</text:p>
      <text:p text:style-name="Code">{</text:p>
      <text:p text:style-name="Code"><text:s text:c="2"/>numerator_ = num;</text:p>
      <text:p text:style-name="Code"><text:s text:c="2"/>denominator_ = 1;</text:p>
      <text:p text:style-name="Code"><text:s text:c="2"/>return *this;</text:p>
      <text:p text:style-name="Code">}<text:change-start text:change-id="ct94206666478464"/></text:p>
      <text:p text:style-name="P10">std::ostream&amp; operator&lt;&lt;(std::ostream&amp; stream, rational const&amp; r)</text:p>
      <text:p text:style-name="P10">{</text:p>
      <text:p text:style-name="P10"><text:s text:c="4"/>return stream &lt;&lt; r.numerator() &lt;&lt; '/' &lt;&lt; r.denominator();</text:p>
      <text:p text:style-name="P10">}<text:change-end text:change-id="ct94206666478464"/></text:p>
      <text:p text:style-name="Body_20_Text_20_Cont"><text:span text:style-name="T34">To use the rational class, you must </text:span><text:span text:style-name="Code_20_Inline"><text:span text:style-name="T12">#include</text:span></text:span><text:span text:style-name="T34"> </text:span><text:span text:style-name="Code_20_Inline"><text:span text:style-name="T12">"rational.hpp"</text:span></text:span><text:span text:style-name="T34">, as demonstrated in Listing 43-3.</text:span></text:p>
      <text:p text:style-name="Code_20_Caption"><text:span text:style-name="T20">Listing</text:span><text:span text:style-name="T8"> </text:span><text:span text:style-name="T20">4</text:span><text:change-start text:change-id="ct94206666480128"/><text:span text:style-name="T21">3</text:span><text:change-end text:change-id="ct94206666480128"/><text:change text:change-id="ct94206666889984"/><text:span text:style-name="T20">-3.</text:span> The <text:span text:style-name="Code_20_Inline"><text:span text:style-name="T23">main</text:span></text:span> Function <text:span text:style-name="T35">Using the rational Class</text:span> in the <text:span text:style-name="Code_20_Inline"><text:span text:style-name="T23">main.cpp</text:span></text:span> File</text:p>
      <text:p text:style-name="Code">#include &lt;iostream&gt;</text:p>
      <text:p text:style-name="Code">#include "rational.hpp"</text:p>
      <text:p text:style-name="Code"/>
      <text:p text:style-name="Code">int main()</text:p>
      <text:p text:style-name="Code">{</text:p>
      <text:p text:style-name="Code"><text:s text:c="2"/>rational pi<text:change text:change-id="ct94206665794512"/>{3927, 1250};</text:p>
      <text:p text:style-name="Code"><office:annotation office:name="__Annotation__2719_452120432" loext:resolved="false"><dc:creator>Michael Thomas</dc:creator><dc:date>2020-04-05T07:24:35.240000000</dc:date><text:p text:style-name="P23"><text:span text:style-name="T67">This line generates an error.</text:span></text:p>
<text:p text:style-name="P23"><text:span text:style-name="T67"/></text:p>
<text:p text:style-name="P23"><text:span text:style-name="T67">Error</text:span><text:span text:style-name="T67"><text:tab/></text:span><text:span text:style-name="T67">C2065</text:span><text:span text:style-name="T67"><text:tab/></text:span><text:span text:style-name="T67">'pi': undeclared identifier</text:span></text:p>
</office:annotation><text:span text:style-name="T24"><text:s text:c="2"/></text:span>std::cout &lt;&lt; "pi approximately equals " &lt;&lt; pi &lt;&lt; '\n';<office:annotation-end office:name="__Annotation__2719_452120432"/></text:p>
      <text:p text:style-name="Code">}</text:p>
      <text:p text:style-name="Body_20_Text_20_Cont"><text:span text:style-name="T5">Now compile </text:span><text:span text:style-name="Code_20_Inline"><text:span text:style-name="T49">main.cpp</text:span></text:span><text:span text:style-name="T5"> and </text:span><text:span text:style-name="Code_20_Inline"><text:span text:style-name="T49">rational.cpp</text:span></text:span><text:span text:style-name="T5">, then link them together to produce a working C++ program. An IDE takes care of the details for you, provided both source files are part of the same project. If you are using command-line tools, you can invoke the same compiler, but instead of listing source file names on the command line, list only the object file names. Alternatively, you can compile and link at the same time, by listing all the source file names in one compilation.</text:span></text:p>
      <text:p text:style-name="Body_20_Text_20_Cont"><text:span text:style-name="T5">That’s the basic idea, but the details, of course, are a little trickier. For the remainder of this Exploration, we’ll take a closer look at those details</text:span><text:bookmark-end text:name="def"/><text:span text:style-name="T5">.</text:span></text:p>
      <text:h text:style-name="P22" text:outline-level="1">Inline or not inline</text:h>
      <text:p text:style-name="Body_20_Text_20_First">Because Listing 42-1 is not a module, functions defined inside the class declaration are implicitly inline. But I declared them with the <text:change-start text:change-id="ct94206563723968"/><text:span text:style-name="Code_20_Inline">inline</text:span><text:change-end text:change-id="ct94206563723968"/> keyword anyway. This is a good practice to remind the human reader that these functions are inline. It also promotes a hybrid style of programming.</text:p>
      <text:p text:style-name="Body_20_Text_20_Cont"><text:soft-page-break/>As much fun as it would be to leap forward into the future and embrace modules 100%, we must maintain existing code and write new code. We want to move forward and not lock our code in the past, so the ideal would be write code that can live in both worlds. It turns out this is easy to do with modules and headers. The first step is to be explicit with the<office:annotation office:name="__Annotation__2730_452120432" loext:resolved="false"><dc:creator>Michael Thomas</dc:creator><dc:date>2020-04-05T07:27:26.980000000</dc:date><text:p text:style-name="P23"><text:span text:style-name="T69">Sp?</text:span></text:p>
</office:annotation> <text:span text:style-name="Code_20_Inline"><text:span text:style-name="T12">in</text:span></text:span><text:change-start text:change-id="ct94206662124816"/><text:span text:style-name="Code_20_Inline"><text:span text:style-name="T13">l</text:span></text:span><text:change-end text:change-id="ct94206662124816"/><text:span text:style-name="Code_20_Inline"><text:span text:style-name="T12">ine</text:span></text:span><office:annotation-end office:name="__Annotation__2730_452120432"/> keyword. Now th<text:change-start text:change-id="ct94206666950448"/><text:span text:style-name="T56">e</text:span><text:change-end text:change-id="ct94206666950448"/><text:change text:change-id="ct94206658850640"/> class definition works in a module and in a header. <office:annotation office:name="__Annotation__2731_452120432" loext:resolved="false"><dc:creator>Michael Thomas</dc:creator><dc:date>2020-04-05T07:27:37.890000000</dc:date><text:p text:style-name="P23"><text:span text:style-name="T68">Helpful to the reader if you include the filename.</text:span></text:p>
<text:p text:style-name="P23"><text:span text:style-name="T68"/></text:p>
<text:p text:style-name="P23"><text:span text:style-name="T68">Also, which listing is 43-3. Several of the listings in this chapter are listing 42-X.</text:span></text:p>
</office:annotation>Then create a module from the header a shown in Listing 43-4.<office:annotation-end office:name="__Annotation__2731_452120432"/></text:p>
      <text:p text:style-name="Code_20_Caption"><text:change-start text:change-id="ct94206668412416"/><text:span text:style-name="T20"><text:hidden-text text:condition="ooow:" text:string-value=".txt" text:is-hidden="true"/></text:span><text:change-end text:change-id="ct94206668412416"/><text:span text:style-name="T20">Listing</text:span><text:span text:style-name="T8"> </text:span><text:span text:style-name="T20">4</text:span><text:change-start text:change-id="ct94206654366400"/><text:span text:style-name="T21">3</text:span><text:change-end text:change-id="ct94206654366400"/><text:change text:change-id="ct94206656487472"/><text:span text:style-name="T20">-4.</text:span> <text:span text:style-name="T35">Creating a Module From a Header</text:span></text:p>
      <text:p text:style-name="P4">export module rat;</text:p>
      <text:p text:style-name="P4">export {</text:p>
      <text:p text:style-name="P4"><text:s text:c="4"/>#include "rational.hpp"</text:p>
      <text:p text:style-name="P4">}</text:p>
      <text:p text:style-name="Body_20_Text_20_Cont">Once again, working with modules makes coding easy. <text:span text:style-name="T29">The </text:span><text:span text:style-name="Code_20_Inline"><text:span text:style-name="T12">export</text:span></text:span><text:span text:style-name="T29"> keyword can apply to all declarations in a brace-enclosed block. In this case, the </text:span><text:span text:style-name="Code_20_Inline"><text:span text:style-name="T12">#include</text:span></text:span><text:span text:style-name="T29">d header contains a single class declaration</text:span><text:change-start text:change-id="ct94206662123456"/><text:span text:style-name="T29">, </text:span><text:span text:style-name="T32">but it can include much, much more</text:span><text:change-end text:change-id="ct94206662123456"/><text:span text:style-name="T29">.</text:span></text:p>
      <text:h text:style-name="Heading_20_2" text:outline-level="2">Quotes and Brackets</text:h>
      <text:p text:style-name="Body_20_Text_20_First">All of the standard library’s <text:span text:style-name="Code_20_Inline"><text:span text:style-name="T12">#include</text:span></text:span> directives used angle brackets, such as <text:span text:style-name="Code_20_Inline"><text:span text:style-name="T12">&lt;iostream&gt;</text:span></text:span>, but <text:span text:style-name="Code_20_Inline"><text:span text:style-name="T12">#include</text:span></text:span> <text:span text:style-name="Code_20_Inline"><text:span text:style-name="T12">"rational.hpp"</text:span></text:span> use double quotes. The difference is that you should use angle brackets only for the standard library and system headers, although some third-party libraries recommend the use of angle brackets too. Use double quotes for everything else. The C++ standard is deliberately vague and recommends that angle brackets be used for headers that are provided with the system and quotes be used for other headers. Vendors of add-on libraries have all taken different approaches concerning naming their library files and whether they require angle brackets or double quotes.</text:p>
      <text:p text:style-name="Body_20_Text_20_Cont"><text:span text:style-name="T5">For your own files, the important aspect is that the compiler must be able to find all your </text:span><text:span text:style-name="Code_20_Inline"><text:span text:style-name="T5">#include</text:span></text:span><text:span text:style-name="T5"> files. The easiest way to do that is to keep them in the same directory or folder as your source files. As your projects become larger and more complex, you probably will want to move all the </text:span><text:span text:style-name="Code_20_Inline"><text:span text:style-name="T5">#include</text:span></text:span><text:span text:style-name="T5"> files to a separate area. In this case, you have to consult your compiler documentation, to learn how to inform the compiler about that separate area. Users of </text:span><text:span text:style-name="Code_20_Inline"><text:span text:style-name="T6">g++</text:span></text:span><text:span text:style-name="T5"> and other UNIX and UNIX-like command-line tools typically use the </text:span><text:span text:style-name="Code_20_Inline"><text:span text:style-name="T5">-I</text:span></text:span><text:span text:style-name="T5"> (capital letter </text:span><text:span text:style-name="T11">I</text:span><text:span text:style-name="T5">) option. Microsoft’s command-line compiler uses </text:span><text:span text:style-name="Code_20_Inline"><text:span text:style-name="T5">/I</text:span></text:span><text:span text:style-name="T5">. IDEs have a project option with which you can add a directory or folder to the list of places to search for </text:span><text:span text:style-name="Code_20_Inline"><text:span text:style-name="T5">#include</text:span></text:span><text:span text:style-name="T5"> files.</text:span></text:p>
      <text:p text:style-name="P1"><text:soft-page-break/>For many compilers, the only difference between angle brackets and quotes is where it looks for the file. A few compilers have additional differences that are specific to that compiler.</text:p>
      <text:p text:style-name="Body_20_Text_20_Cont"><text:span text:style-name="T5">In a source file, I like to list all the standard headers together, in alphabetical order, and list them first, followed by the </text:span><text:span text:style-name="Code_20_Inline"><text:span text:style-name="T5">#include</text:span></text:span><text:span text:style-name="T5"> files that are specific to the program (also in alphabetical order). This organization makes it easy for me to determine whether a source file </text:span><text:span text:style-name="Code_20_Inline"><text:span text:style-name="T5">#include</text:span></text:span><text:span text:style-name="T5">s a particular header and helps me add or remove </text:span><text:span text:style-name="Code_20_Inline"><text:span text:style-name="T5">#include</text:span></text:span><text:span text:style-name="T5"> directives as needed.</text:span></text:p>
      <text:h text:style-name="Heading_20_2" text:outline-level="2">Include Guards</text:h>
      <text:p text:style-name="Body_20_Text_20_First">One very important difference between <text:span text:style-name="T29">modules </text:span>and <text:span text:style-name="Code_20_Inline"><text:span text:style-name="T12">#include</text:span></text:span> files is that a module can be imported multiple times with no ill effect. But <text:span text:style-name="Code_20_Inline"><text:span text:style-name="T12">#include</text:span></text:span>-ing the same file more than once might repeat all the declarations in that file, which is not allowed. Listing 43-1 protects against this possible mistake with #ifndef <text:span text:style-name="Code_20_Inline"><text:span text:style-name="T12">RATIONAL_HPP_</text:span></text:span>. <text:span text:style-name="T29">The directive </text:span><text:span text:style-name="Code_20_Inline"><text:span text:style-name="T12">#ifndef</text:span></text:span><text:span text:style-name="T29"> is short for “if not defined,” so the first line tests whether </text:span><text:span text:style-name="Code_20_Inline"><text:span text:style-name="T12">RATIONAL_HPP_</text:span></text:span><text:span text:style-name="T29"> is not defined, which is isn’t. The second line goes about defining it. An </text:span><text:span text:style-name="Code_20_Inline"><text:span text:style-name="T12">#endif</text:span></text:span><text:span text:style-name="T29"> closes the conditional at the end of the file. If the same file is </text:span><text:span text:style-name="Code_20_Inline"><text:span text:style-name="T12">#include</text:span></text:span><text:span text:style-name="T29">d again, </text:span><text:span text:style-name="Code_20_Inline"><text:span text:style-name="T12">RATIONAL_HPP_</text:span></text:span><text:span text:style-name="T29"> is now defined, so the </text:span><text:span text:style-name="Code_20_Inline"><text:span text:style-name="T12">#ifndef</text:span></text:span><text:span text:style-name="T29"> is false, and the entire file is skipped, down to </text:span><text:span text:style-name="Code_20_Inline"><text:span text:style-name="T12">#endif</text:span></text:span><text:span text:style-name="T29">. This </text:span><text:span text:style-name="Emphasis"><text:span text:style-name="T29">include guard</text:span></text:span><text:span text:style-name="T29">, as it is known, is a common idiom in header files. It is not needed in a module, but is harmless.</text:span><text:change-start text:change-id="ct94206661560144"/><text:span text:style-name="T29"> </text:span><text:span text:style-name="T33">(And remember from Exploration 34 not to begin the guard name with an underscore. I use a trailing underscore to ensure the name does not conflict with any real name that</text:span><text:change-end text:change-id="ct94206661560144"/><text:change-start text:change-id="ct94206660987104"/><text:span text:style-name="T33"> the header might declare.)</text:span><text:change-end text:change-id="ct94206660987104"/></text:p>
      <text:h text:style-name="Heading_20_2" text:outline-level="2">Forward Declarations</text:h>
      <text:p text:style-name="Body_20_Text_20_First">The <text:span text:style-name="Code_20_Inline">&lt;istream&gt;</text:span> header contains the full declaration of <text:span text:style-name="Code_20_Inline">std::istream</text:span> and other, related declarations, and &lt;<text:span text:style-name="Code_20_Inline">ostream</text:span>&gt; declares <text:span text:style-name="Code_20_Inline">std::ostream</text:span>. These are large classes in large headers. Sometimes, you don’t need the full class declarations. For example, <text:span text:style-name="T29">declaring an input or output function in an interface requires informing the compiler that </text:span><text:span text:style-name="Code_20_Inline"><text:span text:style-name="T12">std::istream</text:span></text:span><text:span text:style-name="T29"> and </text:span><text:span text:style-name="Code_20_Inline"><text:span text:style-name="T12">std::ostream</text:span></text:span><text:span text:style-name="T29"> are classes, but the compiler needs to know the full class definitions only in the implementation file.</text:span></text:p>
      <text:p text:style-name="Body_20_Text_20_Cont"><text:span text:style-name="T5">The header </text:span><text:span text:style-name="Code_20_Inline"><text:span text:style-name="T5">&lt;iosfwd&gt;</text:span></text:span><text:span text:style-name="T5"> is a small header that declares the names </text:span><text:span text:style-name="Code_20_Inline"><text:span text:style-name="T5">std::istream</text:span></text:span><text:span text:style-name="T5">, </text:span><text:span text:style-name="Code_20_Inline"><text:span text:style-name="T5">std::ostream</text:span></text:span><text:span text:style-name="T5">, etc., without providing the complete class declarations. Thus, you can reduce compilation time for any file that includes a header by changing </text:span><text:span text:style-name="Code_20_Inline"><text:span text:style-name="T5">&lt;istream&gt;</text:span></text:span><text:span text:style-name="T5"> and </text:span><text:span text:style-name="Code_20_Inline"><text:span text:style-name="T5">&lt;ostream&gt;</text:span></text:span><text:span text:style-name="T5"> to </text:span><text:span text:style-name="Code_20_Inline"><text:span text:style-name="T5">&lt;iosfwd&gt;</text:span></text:span><text:span text:style-name="T5">.</text:span></text:p>
      <text:p text:style-name="Body_20_Text_20_Cont"><text:soft-page-break/><text:span text:style-name="T5">You can do the same for your own classes by declaring the class name after the </text:span><text:span text:style-name="Code_20_Inline"><text:span text:style-name="T5">class</text:span></text:span><text:span text:style-name="T5"> keyword, with nothing else describing the class:</text:span></text:p>
      <text:p text:style-name="Code">class <text:span text:style-name="T38">rational</text:span>;</text:p>
      <text:p text:style-name="Body_20_Text_20_Cont"><text:span text:style-name="T5">This is known as a </text:span><text:span text:style-name="Emphasis"><text:span text:style-name="T5">forward</text:span></text:span><text:span text:style-name="T5"> declaration. You can use a forward declaration when the compiler has to know a name is a class but doesn’t have to know the size of the class or any of the class’s members. A common case is using a class solely as a reference function parameter.</text:span></text:p>
      <text:p text:style-name="Body_20_Text_20_Cont"><text:span text:style-name="T5">If your header uses </text:span><text:span text:style-name="Code_20_Inline"><text:span text:style-name="T5">&lt;iosfwd&gt;</text:span></text:span><text:span text:style-name="T5"> or other forward declarations, be sure to include the full class declarations (e.g., </text:span><text:span text:style-name="Code_20_Inline"><text:span text:style-name="T5">&lt;iostream&gt;</text:span></text:span><text:span text:style-name="T5">) in the .cpp source file.</text:span></text:p>
      <text:h text:style-name="Heading_20_1" text:outline-level="1"><text:bookmark-start text:name="extern"/><text:bookmark text:name="doc"/>extern Variables</text:h>
      <text:p text:style-name="P14"><text:change-start text:change-id="ct94206668072464"/><text:span text:style-name="T58">Global variables are usually a bad idea, but global constants can be extremely helpful. If you define a </text:span><text:span text:style-name="Code_20_Inline"><text:span text:style-name="T50">constexpr</text:span></text:span><text:span text:style-name="T58"> constant, you can put that in a header and not worry about it again. But not all constant objects can be </text:span><text:span text:style-name="Code_20_Inline"><text:span text:style-name="T50">constexpr</text:span></text:span><text:span text:style-name="T58">. If you need to define a global constant and cannot make </text:span><text:change-end text:change-id="ct94206668072464"/><text:change-start text:change-id="ct94206663955024"/><text:span text:style-name="T58">it </text:span><text:span text:style-name="Code_20_Inline"><text:span text:style-name="T50">constexpr</text:span></text:span><text:span text:style-name="T58">, you need to declare it in a header and define it in a separate source file, which you link with the rest of your program. Use the </text:span><text:span text:style-name="Code_20_Inline"><text:span text:style-name="T58">extern</text:span></text:span><text:span text:style-name="T58"> keyword to declare the constant in the header.</text:span><text:change-end text:change-id="ct94206663955024"/><text:change-start text:change-id="ct94206657521168"/><text:span text:style-name="T58"> Another reason to separate the declaration and definition of a global constant is when you may need to change the value of the constant but do not want to recom</text:span><text:change-end text:change-id="ct94206657521168"/><text:change-start text:change-id="ct94206665399936"/><text:span text:style-name="T58">pile the entire program.</text:span><text:change-end text:change-id="ct94206665399936"/><text:change text:change-id="ct94206665400448"/> <text:change-start text:change-id="ct94206659034128"/></text:p>
      <text:p text:style-name="Body_20_Text_20_Cont"><text:change-end text:change-id="ct94206659034128"/>For example, <text:change text:change-id="ct94206665379984"/><text:change text:change-id="ct94206665379744"/><text:change-start text:change-id="ct94206665380224"/><text:span text:style-name="T57">s</text:span><text:change-end text:change-id="ct94206665380224"/>uppose you <text:change text:change-id="ct94206665380464"/><text:change-start text:change-id="ct94206665380704"/><text:span text:style-name="T30">need to define some global constants for use in a larger program.</text:span><text:change-end text:change-id="ct94206665380704"/><text:change-start text:change-id="ct94206665380944"/><text:span text:style-name="T30"> </text:span><text:span text:style-name="T31">The program name and global version number will not change often or will chang</text:span><text:change-end text:change-id="ct94206665380944"/><text:change-start text:change-id="ct94206656804704"/><text:span text:style-name="T31">e when the program is rebuilt anyway, so they can be made </text:span><text:span text:style-name="Code_20_Inline"><text:span text:style-name="T51">constexpr</text:span></text:span><text:span text:style-name="T31"> and declared in </text:span><text:span text:style-name="Code_20_Inline"><text:span text:style-name="T51">globals.hpp</text:span></text:span><text:span text:style-name="T31">. But you also want to </text:span><text:change-end text:change-id="ct94206656804704"/><text:change-start text:change-id="ct94206656805264"/><text:span text:style-name="T31">declare a string called credits, which contains citations and credits for the entire project. You don’t want to rebuild your component just because someone else added a credit to the string. So the</text:span><text:change-end text:change-id="ct94206656805264"/><text:change-start text:change-id="ct94206662708240"/><text:span text:style-name="T31"> definition of credits goes into a separate </text:span><text:span text:style-name="Code_20_Inline"><text:span text:style-name="T51">globals.cpp</text:span></text:span><text:span text:style-name="T31"> file.</text:span><text:change-end text:change-id="ct94206662708240"/> <text:change-start text:change-id="ct94206667579712"/><text:span text:style-name="Strong_20_Emphasis"><text:span text:style-name="T59">Start by writing globals.hpp, </text:span></text:span><text:span text:style-name="Strong_20_Emphasis"><text:span text:style-name="T31">with </text:span></text:span><text:span text:style-name="Strong_20_Emphasis"><text:span text:style-name="T59">include guards and using </text:span></text:span><text:span text:style-name="Code_20_Bold"><text:span text:style-name="T59">constexpr</text:span></text:span><text:span text:style-name="Strong_20_Emphasis"><text:span text:style-name="T59"> for </text:span></text:span><text:span text:style-name="Strong_20_Emphasis"><text:span text:style-name="T31">globals with values and </text:span></text:span><text:span text:style-name="Code_20_Bold"><text:span text:style-name="T42">extern</text:span></text:span><text:span text:style-name="Strong_20_Emphasis"><text:span text:style-name="T31"> for globals without value</text:span></text:span><text:change-end text:change-id="ct94206667579712"/><text:change-start text:change-id="ct94206655552016"/><text:span text:style-name="Strong_20_Emphasis"><text:span text:style-name="T31">s.</text:span></text:span><text:change-end text:change-id="ct94206655552016"/><text:change text:change-id="ct94206655552720"/><text:change text:change-id="ct94206655552400"/><text:soft-page-break/><text:span text:style-name="T5"> Compare your file with Listing 4</text:span><text:change-start text:change-id="ct94206655554256"/><text:span text:style-name="T14">3</text:span><text:change-end text:change-id="ct94206655554256"/><text:change text:change-id="ct94206662042000"/><text:span text:style-name="T5">-5.</text:span></text:p>
      <text:p text:style-name="Code_20_Caption"><text:change-start text:change-id="ct94206655554512"/><text:span text:style-name="T20"><text:hidden-text text:condition="ooow:" text:string-value="globals.hpp" text:is-hidden="true"/></text:span><text:change-end text:change-id="ct94206655554512"/><text:span text:style-name="T20">Listing</text:span><text:span text:style-name="T8"> </text:span><text:span text:style-name="T20">4</text:span><text:change-start text:change-id="ct94206659257952"/><text:span text:style-name="T21">3</text:span><text:change-end text:change-id="ct94206659257952"/><text:change text:change-id="ct94206659258192"/><text:span text:style-name="T20">-5.</text:span> Simple Header for <text:change text:change-id="ct94206669420544"/><text:change-start text:change-id="ct94206669420784"/><text:span text:style-name="T37">Global</text:span><text:change-end text:change-id="ct94206669420784"/> Constants</text:p>
      <text:p text:style-name="Code">#ifndef <text:change text:change-id="ct94206669421376"/><text:change-start text:change-id="ct94206669421616"/><text:span text:style-name="T59">GLOBALS</text:span><text:change-end text:change-id="ct94206669421616"/>_HPP_</text:p>
      <text:p text:style-name="Code">#define <text:change text:change-id="ct94206669422496"/><text:change-start text:change-id="ct94206669422736"/><text:span text:style-name="T59">GLOBALS</text:span><text:change-end text:change-id="ct94206669422736"/>_HPP_</text:p>
      <text:p text:style-name="Code"><text:change-start text:change-id="ct94206668333280"/></text:p>
      <text:p text:style-name="P9">#include &lt;string_view&gt;</text:p>
      <text:p text:style-name="P7"/>
      <text:p text:style-name="P7">constexpr std::string<text:span text:style-name="T62">_view</text:span> program_name{ "<text:span text:style-name="T61">The Ultimate Program</text:span>" };</text:p>
      <text:p text:style-name="P7">constexpr std::string<text:span text:style-name="T62">_view</text:span> program_version{ "<text:change-end text:change-id="ct94206668333280"/><text:change-start text:change-id="ct94206667179408"/>1.0" };</text:p>
      <text:p text:style-name="P7"/>
      <text:p text:style-name="P7">extern const std::string<text:span text:style-name="T63">_view</text:span> program_credits;<text:change-end text:change-id="ct94206667179408"/></text:p>
      <text:p text:style-name="Code"><text:change text:change-id="ct94206668333520"/></text:p>
      <text:p text:style-name="Code"/>
      <text:p text:style-name="Code">#endif</text:p>
      <text:p text:style-name="Body_20_Text_20_Cont"><text:span text:style-name="T5">One source file in the project must define </text:span><text:span text:style-name="Code_20_Inline"><text:span text:style-name="T5">p</text:span></text:span><text:change-start text:change-id="ct94206664938400"/><text:span text:style-name="Code_20_Inline"><text:span text:style-name="T16">rogram_credits</text:span></text:span><text:change-end text:change-id="ct94206664938400"/><text:change text:change-id="ct94206664938640"/><text:span text:style-name="T5">. Name the file </text:span><text:change text:change-id="ct94206664938880"/><text:change-start text:change-id="ct94206664939120"/><text:span text:style-name="Code_20_Inline"><text:span text:style-name="T7">globals</text:span></text:span><text:change-end text:change-id="ct94206664939120"/><text:span text:style-name="Code_20_Inline"><text:span text:style-name="T6">.cpp</text:span></text:span><text:span text:style-name="T5">. </text:span><text:span text:style-name="Strong_20_Emphasis"><text:span text:style-name="T25">Write </text:span></text:span><text:change text:change-id="ct94206664939360"/><text:change-start text:change-id="ct94206664939600"/><office:annotation office:name="__Annotation__2784_452120432" loext:resolved="false"><dc:creator>Michael Thomas</dc:creator><dc:date>2020-04-05T08:15:11.650000000</dc:date><text:p text:style-name="P23"><text:span text:style-name="T69">It would be very helpful to have a code archive to go along with the book.</text:span></text:p>
<text:p text:style-name="P23"><text:span text:style-name="T69"/></text:p>
<text:p text:style-name="P23"><text:span text:style-name="T69">It is not exactly clear what is being asked in each of these examples.</text:span></text:p>
<text:p text:style-name="P23"><text:span text:style-name="T69"/></text:p>
<text:p text:style-name="P23"><text:span text:style-name="T69">For example, should we still include the rational.cpp/hpp?</text:span></text:p>
</office:annotation><text:span text:style-name="Code_20_Inline"><text:span text:style-name="T10">globals</text:span></text:span><text:change-end text:change-id="ct94206664939600"/><text:span text:style-name="Code_20_Inline"><text:span text:style-name="T9">.cpp</text:span></text:span><text:span text:style-name="T26">.</text:span><office:annotation-end office:name="__Annotation__2784_452120432"/><text:span text:style-name="T5"> Compare your file with Listing 4</text:span><text:change-start text:change-id="ct94206662040544"/><text:span text:style-name="T14">3</text:span><text:change-end text:change-id="ct94206662040544"/><text:change text:change-id="ct94206664940368"/><text:span text:style-name="T5">-6.</text:span></text:p>
      <text:p text:style-name="Code_20_Caption"><text:change-start text:change-id="ct94206589105968"/><text:span text:style-name="T20"><text:hidden-text text:condition="ooow:" text:string-value="globals.cpp" text:is-hidden="true"/></text:span><text:change-end text:change-id="ct94206589105968"/><text:span text:style-name="T20">Listing</text:span><text:span text:style-name="T8"> </text:span><text:span text:style-name="T20">4</text:span><text:change-start text:change-id="ct94206656878464"/><text:span text:style-name="T21">3</text:span><text:change-end text:change-id="ct94206656878464"/><text:change text:change-id="ct94206667173328"/><text:span text:style-name="T20">-6.</text:span> Definitions of <text:change text:change-id="ct94206670182624"/><text:change-start text:change-id="ct94206662125056"/><text:span text:style-name="T37">Global</text:span><text:change-end text:change-id="ct94206662125056"/> Constants</text:p>
      <text:p text:style-name="Code">#include "<text:change text:change-id="ct94206663249296"/><text:change-start text:change-id="ct94206660986464"/><text:span text:style-name="T59">globals</text:span><text:change-end text:change-id="ct94206660986464"/>.hpp"</text:p>
      <text:p text:style-name="Code"/>
      <text:p text:style-name="P8"><text:change text:change-id="ct94206658678976"/><text:change-start text:change-id="ct94206663953232"/><text:span text:style-name="T59">std::string</text:span><text:span text:style-name="T63">_view</text:span><text:span text:style-name="T59"> const program_credits{</text:span></text:p>
      <text:p text:style-name="P8"><text:s text:c="4"/>"<text:span text:style-name="T59">Ray Lischner\n"</text:span></text:p>
      <text:p text:style-name="P8"><text:s text:c="4"/>"<text:span text:style-name="T59">Jane Doe\n"</text:span></text:p>
      <text:p text:style-name="P8"><text:s text:c="4"/>"<text:span text:style-name="T59">A. Nony Mouse\n"</text:span></text:p>
      <text:p text:style-name="P8"><text:span text:style-name="T59">}</text:span><text:change-end text:change-id="ct94206663953232"/>;</text:p>
      <text:p text:style-name="P2"><text:bookmark-end text:name="extern"/><text:change-start text:change-id="ct94206660376944"/><text:span text:style-name="Strong_20_Emphasis">Invent a program to test </text:span><text:span text:style-name="Strong_20_Emphasis"><text:span text:style-name="T60">the globals</text:span></text:span><text:span text:style-name="Strong_20_Emphasis"> .</text:span> Link your <text:span text:style-name="Code_20_Inline"><text:span text:style-name="T49">main.cpp</text:span></text:span> with <text:span text:style-name="Code_20_Inline"><text:span text:style-name="T52">globals</text:span></text:span><text:span text:style-name="Code_20_Inline"><text:span text:style-name="T49">.cpp</text:span></text:span> to create the program. <text:span text:style-name="T57">Listing 43-7 shows an example of such a program.</text:span></text:p>
      <text:p text:style-name="Code_20_Caption"><text:span text:style-name="T20">Listing</text:span><text:span text:style-name="T8"> </text:span><text:span text:style-name="T20">4</text:span><text:span text:style-name="T21">3</text:span><text:span text:style-name="T20">-7.</text:span> <text:span text:style-name="T36">A Trivial Demonstration of </text:span><text:span text:style-name="Code_20_Inline"><text:span text:style-name="T4">globals</text:span></text:span><text:span text:style-name="Code_20_Inline"><text:span text:style-name="T3">.hpp</text:span></text:span></text:p>
      <text:p text:style-name="P5">#include &lt;iostream&gt;</text:p>
      <text:p text:style-name="P6"><text:span text:style-name="T39">#include "</text:span><text:span text:style-name="T40">globals</text:span><text:span text:style-name="T39">.hpp"</text:span></text:p>
      <text:p text:style-name="P5"/>
      <text:p text:style-name="P5">int main()</text:p>
      <text:p text:style-name="P5">{</text:p>
      <text:p text:style-name="P5"><text:s text:c="2"/>std::cout &lt;&lt; "<text:span text:style-name="T60">Welcome to </text:span>" &lt;&lt; p<text:span text:style-name="T60">rogram_name</text:span> &lt;&lt; ' ' <text:span text:style-name="T60">&lt;&lt; program_version &lt;&lt; </text:span>'\n';</text:p>
      <text:p text:style-name="P5"><text:soft-page-break/><text:s text:c="2"/><text:span text:style-name="T60">std::cout &lt;&lt; </text:span><text:span text:style-name="T64">program_</text:span><text:span text:style-name="T60">credits;</text:span></text:p>
      <text:p text:style-name="P5">}</text:p>
      <text:h text:style-name="Heading_20_1" text:outline-level="1"><text:bookmark-start text:name="odr"/><text:bookmark text:name="inline"/><text:change-end text:change-id="ct94206660376944"/>One-Definition Rule</text:h>
      <text:p text:style-name="Body_20_Text_20_First">The compiler enforces the rule that permits one definition of a<text:span text:style-name="T5"> </text:span>class, function, or object per source file. Another rule is that you can have only one definition of a<text:span text:style-name="T5"> </text:span>function or global object in the entire program. You can define a<text:span text:style-name="T5"> </text:span>class in multiple source files, provided the definition is the same in all source files.</text:p>
      <text:p text:style-name="Body_20_Text_20_Cont">Inline functions follow different rules than ordinary functions. You can define an inline function in multiple source files. Each source file must have no more than one definition of the inline function, and every definition in the program must be the same.</text:p>
      <text:p text:style-name="Body_20_Text_20_Cont">These rules are collectively known as the One-Definition Rule (ODR).</text:p>
      <text:p text:style-name="P1">The compiler enforces the ODR within a single source file. However, the standard does not require a compiler or linker to detect any ODR violations that span multiple source files. If you make such a mistake, the problem is all yours to find and fix.</text:p>
      <text:p text:style-name="Body_20_Text_20_Cont"><text:span text:style-name="T5">Imagine that you are maintaining a program, and part of the program is the header file shown in Listing 4</text:span><text:change-start text:change-id="ct94206662707584"/><text:span text:style-name="T14">3</text:span><text:change-end text:change-id="ct94206662707584"/><text:change text:change-id="ct94206662213328"/><text:span text:style-name="T5">-</text:span><text:change text:change-id="ct94206659422144"/><text:change-start text:change-id="ct94206665381552"/><text:span text:style-name="T17">8</text:span><text:change-end text:change-id="ct94206665381552"/><text:span text:style-name="T5">.</text:span></text:p>
      <text:p text:style-name="Code_20_Caption"><text:change-start text:change-id="ct94206665032144"/><text:span text:style-name="T20"><text:hidden-text text:condition="ooow:" text:string-value=".cxx" text:is-hidden="true"/></text:span><text:change-end text:change-id="ct94206665032144"/><text:span text:style-name="T20">Listing</text:span><text:span text:style-name="T8"> </text:span><text:span text:style-name="T20">4</text:span><text:change-start text:change-id="ct94206651920736"/><text:span text:style-name="T21">3</text:span><text:change-end text:change-id="ct94206651920736"/><text:change text:change-id="ct94206662708480"/><text:span text:style-name="T20">-</text:span><text:change-start text:change-id="ct94206662042752"/><text:span text:style-name="T22">8</text:span><text:change-end text:change-id="ct94206662042752"/><text:change text:change-id="ct94206655665760"/><text:span text:style-name="T20">.</text:span> The Original <text:span text:style-name="Code_20_Inline"><text:span text:style-name="T23">point.hpp</text:span></text:span> File</text:p>
      <text:p text:style-name="Code">#ifndef POINT_HPP_</text:p>
      <text:p text:style-name="Code">#define POINT_HPP_</text:p>
      <text:p text:style-name="Code">class point</text:p>
      <text:p text:style-name="Code">{</text:p>
      <text:p text:style-name="Code">public:</text:p>
      <text:p text:style-name="Code"><text:span text:style-name="T24"><text:s text:c="2"/></text:span>point() : point{0, 0} {}</text:p>
      <text:p text:style-name="Code"><text:span text:style-name="T24"><text:s text:c="2"/></text:span>point(int x, int y) : x_{x}, y_{y} {}</text:p>
      <text:p text:style-name="Code"><text:span text:style-name="T24"><text:s text:c="2"/></text:span>int x() const { return x_; }</text:p>
      <text:p text:style-name="Code"><text:span text:style-name="T24"><text:s text:c="2"/></text:span>int y() const { return y_; }</text:p>
      <text:p text:style-name="Code">private:</text:p>
      <text:p text:style-name="Code"><text:span text:style-name="T24"><text:s text:c="2"/></text:span>int y_, x_;</text:p>
      <text:p text:style-name="Code">};</text:p>
      <text:p text:style-name="Code">#endif // POINT_HPP_</text:p>
      <text:p text:style-name="P1">The program works just fine. One day, however, you upgrade compiler versions, and when recompiling the program, the new compiler issues a warning, such as the following, that you’ve never seen before:</text:p>
      <text:p text:style-name="Results"><text:soft-page-break/>point.hpp: In constructor 'point::point()':</text:p>
      <text:p text:style-name="Results">point.hpp:13: warning: 'point::x_' will be initialized after</text:p>
      <text:p text:style-name="Results">point.hpp:13: warning: <text:s text:c="2"/>'int point::y_'</text:p>
      <text:p text:style-name="Results">point.hpp:8: warning: <text:s text:c="2"/>when initialized here</text:p>
      <text:p text:style-name="P1">The problem is that the order of the data member declarations is different from the order of the data members in the constructors’ initializer lists. It’s a minor error, but one that can lead to confusion, or worse, in more complicated classes. It’s a good idea to ensure the orders are the same. Suppose, you decide to fix the problem by reordering the data members.</text:p>
      <text:p text:style-name="Body_20_Text_20_Cont">Then you recompile the program, but the program fails in mysterious ways. Some of your regression tests pass and some fail, including trivial tests that have never failed in the past.</text:p>
      <text:p text:style-name="Body_20_Text_20_Cont"><text:span text:style-name="Strong_20_Emphasis"><text:span text:style-name="T27">What went wrong?</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5">With such limited information, you can’t determine for certain what went wrong, but the most likely scenario is that the recompilation failed to capture all the source files. Some part of the program (not necessarily the part that is failing) is still using the old definition of the </text:span><text:span text:style-name="Code_20_Inline"><text:span text:style-name="T5">point</text:span></text:span><text:span text:style-name="T5"> class, and other parts of the program use the new definition. The program fails to adhere to the ODR, resulting in undefined behavior. Specifically, when the program passes a </text:span><text:span text:style-name="Code_20_Inline"><text:span text:style-name="T5">point</text:span></text:span><text:span text:style-name="T5"> object from one part of the program to another, one part of the program stores a value in </text:span><text:span text:style-name="Code_20_Inline"><text:span text:style-name="T5">x_</text:span></text:span><text:span text:style-name="T5">, and another part reads the same data member as </text:span><text:span text:style-name="Code_20_Inline"><text:span text:style-name="T5">y_</text:span></text:span><text:span text:style-name="T5">.</text:span></text:p>
      <text:p text:style-name="P1">This is only one small example of how ODR violations can be both subtle and terrible at the same time. By ensuring that all class definitions are in their respective header files, and that any time you modify a header file you recompile all dependent source files, you can avoid most accidental ODR violations.</text:p>
      <text:p text:style-name="P3"><text:span text:style-name="T5">Modules do not make ODR problems vanish, but they greatly reduce the likelihood that you will run into one. Because modules are distinct entities that the compiler knows about and ha</text:span><text:change-start text:change-id="ct94206662707120"/><text:span text:style-name="T17">v</text:span><text:change-end text:change-id="ct94206662707120"/><text:change-start text:change-id="ct94206659423104"/><text:span text:style-name="T17">e</text:span><text:change-end text:change-id="ct94206659423104"/><text:change text:change-id="ct94206666803232"/><text:span text:style-name="T5"> semantics of </text:span><text:change text:change-id="ct94206666803472"/><text:change-start text:change-id="ct94206666803712"/><text:span text:style-name="T17">their</text:span><text:change-end text:change-id="ct94206666803712"/><text:span text:style-name="T5"> own, the compiler can do more error-checking than it can with </text:span><text:change-start text:change-id="ct94206666803952"/><text:span text:style-name="Code_20_Inline"><text:span text:style-name="T5">#include</text:span></text:span><text:change-end text:change-id="ct94206666803952"/><text:span text:style-name="T5"> headers, which are just files and carry no additional semantic information. So when using modules, the compiler might be able </text:span><text:soft-page-break/><text:span text:style-name="T5">to tell you that the </text:span><text:span text:style-name="T34">implementation was compiled with a different version of the interface, or that the interface for a particular class changed since the last time you compiled the implementation.</text:span><text:change-start text:change-id="ct94206665755040"/></text:p>
      <text:p text:style-name="Note_2f_Tip_2f_Caution"><text:change-end text:change-id="ct94206665755040"/><text:change-start text:change-id="ct94206665755280"/><text:span text:style-name="T61">Tip<text:tab/>I</text:span><text:change-end text:change-id="ct94206665755280"/><text:change-start text:change-id="ct94206665755808"/>f you can write your own modules, I recommend that you <text:span text:style-name="T44">do so</text:span>, even if your tools to not fully support standard library modules<text:change-end text:change-id="ct94206665755808"/><text:change-start text:change-id="ct94206665756048"/> yet.<text:change-end text:change-id="ct94206665756048"/><text:change-start text:change-id="ct94206665756288"/> <text:span text:style-name="T61">Judging from prereleases, it looks li</text:span><text:change-end text:change-id="ct94206665756288"/><text:change-start text:change-id="ct94206662369760"/><text:span text:style-name="T61">ke importing standard library modules, such as </text:span><text:span text:style-name="Code_20_Inline"><text:span text:style-name="T53">import</text:span></text:span><text:span text:style-name="T61"> </text:span><text:span text:style-name="Code_20_Inline"><text:span text:style-name="T61">&lt;iostream&gt;</text:span></text:span><text:span text:style-name="T61">, may be the last aspect of modules to be implemented. </text:span><text:span text:style-name="T44">Just don’t let that stop you from writing your own</text:span><text:change-end text:change-id="ct94206662369760"/><text:change-start text:change-id="ct94206662370720"/><text:span text:style-name="T44">.</text:span><text:change-end text:change-id="ct94206662370720"/></text:p>
      <text:p text:style-name="P1">Now that you have the tools needed to start writing some serious programs, it’s time to embark on some more advanced techniques. The next Exploration introduces function objects—a powerful technique for using the standard algorithms.</text:p>
      <text:p text:style-name="Body_20_Text_20_Cont"><text:bookmark text:name="Ref_Chapter"/><text:bookmark-end text:name="od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7:00</meta:creation-date>
    <dc:creator>Ray Lischner</dc:creator>
    <dc:date>2020-05-10T22:45:43.860592230</dc:date>
    <meta:print-date>2009-03-19T10:05:00</meta:print-date>
    <meta:editing-cycles>47</meta:editing-cycles>
    <meta:editing-duration>PT2H54M1S</meta:editing-duration>
    <meta:generator>LibreOffice/6.4.2.2$Linux_X86_64 LibreOffice_project/40$Build-2</meta:generator>
    <meta:document-statistic meta:table-count="0" meta:image-count="0" meta:object-count="0" meta:page-count="10" meta:paragraph-count="163" meta:word-count="2593" meta:character-count="15939" meta:non-whitespace-character-count="13390"/>
    <meta:user-defined meta:name="Chapter Number">43</meta:user-defined>
    <meta:user-defined meta:name="ContentType">Document</meta:user-defined>
  </office:meta>
</office:document-meta>
</file>